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layout-cache" manifest:media-type="application/binary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herit" svg:font-family="inherit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.011cm" fo:margin-left="0cm" table:align="left"/>
    </style:style>
    <style:style style:name="Tabela1.A" style:family="table-column">
      <style:table-column-properties style:column-width="1.693cm"/>
    </style:style>
    <style:style style:name="Tabela1.B" style:family="table-column">
      <style:table-column-properties style:column-width="3.829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1cm" fo:margin-left="0cm" table:align="left"/>
    </style:style>
    <style:style style:name="Tabela2.A" style:family="table-column">
      <style:table-column-properties style:column-width="1.693cm"/>
    </style:style>
    <style:style style:name="Tabela2.B" style:family="table-column">
      <style:table-column-properties style:column-width="3.82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E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1cm" fo:margin-left="0cm" table:align="left"/>
    </style:style>
    <style:style style:name="Tabela3.A" style:family="table-column">
      <style:table-column-properties style:column-width="1.693cm"/>
    </style:style>
    <style:style style:name="Tabela3.B" style:family="table-column">
      <style:table-column-properties style:column-width="3.82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E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8" style:family="table">
      <style:table-properties style:width="17.013cm" fo:margin-left="0cm" table:align="left"/>
    </style:style>
    <style:style style:name="Tabela18.A" style:family="table-column">
      <style:table-column-properties style:column-width="3.598cm"/>
    </style:style>
    <style:style style:name="Tabela18.B" style:family="table-column">
      <style:table-column-properties style:column-width="4.392cm"/>
    </style:style>
    <style:style style:name="Tabela18.C" style:family="table-column">
      <style:table-column-properties style:column-width="4.419cm"/>
    </style:style>
    <style:style style:name="Tabela18.D" style:family="table-column">
      <style:table-column-properties style:column-width="4.604cm"/>
    </style:style>
    <style:style style:name="Tabe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8.D1" style:family="table-cell">
      <style:table-cell-properties fo:padding="0.097cm" fo:border="0.05pt solid #000000"/>
    </style:style>
    <style:style style:name="Tabela18.A2" style:family="table-cell">
      <style:table-cell-properties fo:padding="0.097cm" fo:border-left="0.05pt solid #000000" fo:border-right="none" fo:border-top="none" fo:border-bottom="0.05pt solid #000000"/>
    </style:style>
    <style:style style:name="Tabela1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7.013cm" fo:margin-left="0cm" table:align="left"/>
    </style:style>
    <style:style style:name="Tabela16.A" style:family="table-column">
      <style:table-column-properties style:column-width="4.101cm"/>
    </style:style>
    <style:style style:name="Tabela16.B" style:family="table-column">
      <style:table-column-properties style:column-width="4.399cm"/>
    </style:style>
    <style:style style:name="Tabela16.C" style:family="table-column">
      <style:table-column-properties style:column-width="4.249cm"/>
    </style:style>
    <style:style style:name="Tabela16.D" style:family="table-column">
      <style:table-column-properties style:column-width="4.263cm"/>
    </style:style>
    <style:style style:name="Tabe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6.D1" style:family="table-cell">
      <style:table-cell-properties fo:padding="0.097cm" fo:border="0.05pt solid #000000"/>
    </style:style>
    <style:style style:name="Tabela16.A2" style:family="table-cell">
      <style:table-cell-properties fo:padding="0.097cm" fo:border-left="0.05pt solid #000000" fo:border-right="none" fo:border-top="none" fo:border-bottom="0.05pt solid #000000"/>
    </style:style>
    <style:style style:name="Tabela1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officeooo:rsid="0016785c" officeooo:paragraph-rsid="00163a51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35719c" officeooo:paragraph-rsid="0035719c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439da8" officeooo:paragraph-rsid="00439da8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none" fo:font-weight="bold" officeooo:rsid="0066de13" officeooo:paragraph-rsid="0066de13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790c64" officeooo:paragraph-rsid="00790c64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92ce31" officeooo:paragraph-rsid="0092ce31" fo:background-color="#ffffff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officeooo:rsid="0016785c" officeooo:paragraph-rsid="00163a51" style:font-size-asian="16pt" style:font-size-complex="16pt"/>
    </style:style>
    <style:style style:name="P8" style:family="paragraph" style:parent-style-name="Standard">
      <style:paragraph-properties fo:text-align="justify" style:justify-single-word="false"/>
      <style:text-properties fo:font-size="12pt" officeooo:rsid="0019271b" officeooo:paragraph-rsid="0019271b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officeooo:rsid="00242f83" officeooo:paragraph-rsid="00242f83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officeooo:rsid="002736ff" officeooo:paragraph-rsid="002736ff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officeooo:rsid="002b8d4b" officeooo:paragraph-rsid="002b8d4b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fo:font-weight="bold" officeooo:rsid="0019271b" officeooo:paragraph-rsid="0019271b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2pt" style:text-underline-style="none" officeooo:rsid="0019271b" officeooo:paragraph-rsid="0019271b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2pt" style:text-underline-style="none" officeooo:rsid="0019271b" officeooo:paragraph-rsid="00242f83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style:text-underline-style="none" officeooo:rsid="002d44cf" officeooo:paragraph-rsid="002d44cf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35719c" officeooo:paragraph-rsid="0035719c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35719c" officeooo:paragraph-rsid="0038dc81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439da8" officeooo:paragraph-rsid="00439da8" style:font-size-asian="10.5pt" style:font-weight-asian="bold" style:font-size-complex="12pt" style:font-weight-complex="bold"/>
    </style:style>
    <style:style style:name="P19" style:family="paragraph" style:parent-style-name="Standard">
      <style:text-properties fo:font-size="12pt" style:text-underline-style="none" fo:font-weight="bold" officeooo:rsid="0066de13" officeooo:paragraph-rsid="0066de13" style:font-weight-asian="bold" style:font-weight-complex="bold"/>
    </style:style>
    <style:style style:name="P20" style:family="paragraph" style:parent-style-name="Standard">
      <style:text-properties fo:font-size="12pt" style:text-underline-style="none" fo:font-weight="bold" officeooo:rsid="00697228" officeooo:paragraph-rsid="00697228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9271b" officeooo:paragraph-rsid="002284f0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38ea12" officeooo:paragraph-rsid="0038ea12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3bcb88" officeooo:paragraph-rsid="004276ab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439da8" officeooo:paragraph-rsid="00439da8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439da8" officeooo:paragraph-rsid="00486524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style:text-underline-style="none" fo:font-weight="normal" officeooo:rsid="0059b3a1" officeooo:paragraph-rsid="0059b3a1" style:font-weight-asian="normal" style:font-weight-complex="normal"/>
    </style:style>
    <style:style style:name="P27" style:family="paragraph" style:parent-style-name="Standard">
      <style:text-properties fo:font-size="12pt" style:text-underline-style="none" fo:font-weight="normal" officeooo:rsid="005faf58" officeooo:paragraph-rsid="005faf58" style:font-weight-asian="normal" style:font-weight-complex="normal"/>
    </style:style>
    <style:style style:name="P28" style:family="paragraph" style:parent-style-name="Standard">
      <style:text-properties fo:font-size="12pt" style:text-underline-style="none" fo:font-weight="normal" officeooo:rsid="004d3a35" officeooo:paragraph-rsid="0061aa9e" style:font-weight-asian="normal" style:font-weight-complex="normal"/>
    </style:style>
    <style:style style:name="P29" style:family="paragraph" style:parent-style-name="Standard">
      <style:text-properties fo:font-size="12pt" style:text-underline-style="none" fo:font-weight="normal" officeooo:rsid="0066de13" officeooo:paragraph-rsid="0066de13" style:font-weight-asian="normal" style:font-weight-complex="normal"/>
    </style:style>
    <style:style style:name="P30" style:family="paragraph" style:parent-style-name="Standard">
      <style:text-properties fo:font-size="12pt" style:text-underline-style="none" fo:font-weight="normal" officeooo:rsid="0067afa8" officeooo:paragraph-rsid="0067afa8" style:font-weight-asian="normal" style:font-weight-complex="normal"/>
    </style:style>
    <style:style style:name="P31" style:family="paragraph" style:parent-style-name="Standard">
      <style:text-properties fo:font-size="12pt" style:text-underline-style="none" fo:font-weight="normal" officeooo:rsid="0067f70c" officeooo:paragraph-rsid="0067f70c" style:font-weight-asian="normal" style:font-weight-complex="normal"/>
    </style:style>
    <style:style style:name="P32" style:family="paragraph" style:parent-style-name="Standard">
      <style:text-properties fo:font-size="12pt" style:text-underline-style="none" fo:font-weight="normal" officeooo:rsid="0069f7ac" officeooo:paragraph-rsid="006b9561" style:font-weight-asian="normal" style:font-weight-complex="normal"/>
    </style:style>
    <style:style style:name="P33" style:family="paragraph" style:parent-style-name="Standard">
      <style:text-properties fo:font-size="12pt" style:text-underline-style="none" fo:font-weight="normal" officeooo:rsid="006ba0f5" officeooo:paragraph-rsid="006ba0f5" style:font-weight-asian="normal" style:font-weight-complex="normal"/>
    </style:style>
    <style:style style:name="P34" style:family="paragraph" style:parent-style-name="Standard">
      <style:text-properties fo:font-size="12pt" style:text-underline-style="none" fo:font-weight="normal" officeooo:rsid="006ca3b1" officeooo:paragraph-rsid="006ca3b1" style:font-weight-asian="normal" style:font-weight-complex="normal"/>
    </style:style>
    <style:style style:name="P35" style:family="paragraph" style:parent-style-name="Standard">
      <style:text-properties fo:font-size="12pt" style:text-underline-style="none" fo:font-weight="normal" officeooo:rsid="006e1696" officeooo:paragraph-rsid="006e1696" style:font-weight-asian="normal" style:font-weight-complex="normal"/>
    </style:style>
    <style:style style:name="P36" style:family="paragraph" style:parent-style-name="Standard">
      <style:text-properties fo:font-size="12pt" style:text-underline-style="none" fo:font-weight="normal" officeooo:rsid="00a3a7d5" officeooo:paragraph-rsid="00a3a7d5" style:font-weight-asian="normal" style:font-weight-complex="normal"/>
    </style:style>
    <style:style style:name="P37" style:family="paragraph" style:parent-style-name="Standard">
      <style:text-properties fo:font-size="12pt" style:text-underline-style="none" fo:font-weight="normal" officeooo:rsid="00a3a7d5" officeooo:paragraph-rsid="00ad5112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2pt" officeooo:paragraph-rsid="002284f0"/>
    </style:style>
    <style:style style:name="P39" style:family="paragraph" style:parent-style-name="Standard">
      <style:paragraph-properties fo:text-align="justify" style:justify-single-word="false"/>
      <style:text-properties fo:font-size="12pt" officeooo:paragraph-rsid="0038dc81"/>
    </style:style>
    <style:style style:name="P40" style:family="paragraph" style:parent-style-name="Standard">
      <style:paragraph-properties fo:text-align="justify" style:justify-single-word="false"/>
      <style:text-properties fo:font-size="12pt" officeooo:paragraph-rsid="0038ea12"/>
    </style:style>
    <style:style style:name="P41" style:family="paragraph" style:parent-style-name="Standard">
      <style:paragraph-properties fo:text-align="justify" style:justify-single-word="false"/>
      <style:text-properties fo:font-size="12pt" officeooo:paragraph-rsid="0049c5ca"/>
    </style:style>
    <style:style style:name="P42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officeooo:rsid="002d44cf" officeooo:paragraph-rsid="002d44cf" style:font-size-asian="12pt" style:font-size-complex="12pt"/>
    </style:style>
    <style:style style:name="P43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normal" officeooo:rsid="0038ea12" officeooo:paragraph-rsid="0038ea12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normal" officeooo:rsid="003bcb88" officeooo:paragraph-rsid="003bcb88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style:text-underline-style="solid" style:text-underline-width="auto" style:text-underline-color="font-color" fo:font-weight="normal" officeooo:rsid="005247ca" officeooo:paragraph-rsid="005247ca" style:font-weight-asian="normal" style:font-weight-complex="normal"/>
    </style:style>
    <style:style style:name="P46" style:family="paragraph" style:parent-style-name="Standard">
      <style:text-properties fo:font-size="12pt" style:text-underline-style="solid" style:text-underline-width="auto" style:text-underline-color="font-color" officeooo:rsid="004d3a35" officeooo:paragraph-rsid="004d3a35"/>
    </style:style>
    <style:style style:name="P47" style:family="paragraph" style:parent-style-name="Standard">
      <style:text-properties fo:font-size="12pt" officeooo:rsid="004b7dc7"/>
    </style:style>
    <style:style style:name="P48" style:family="paragraph" style:parent-style-name="Standard">
      <style:text-properties fo:font-size="12pt" fo:font-weight="normal" officeooo:rsid="004b7dc7" officeooo:paragraph-rsid="004b7dc7" style:font-weight-asian="normal" style:font-weight-complex="normal"/>
    </style:style>
    <style:style style:name="P49" style:family="paragraph" style:parent-style-name="Standard">
      <style:text-properties fo:font-size="12pt" fo:font-weight="normal" officeooo:rsid="005247ca" officeooo:paragraph-rsid="0056f486" style:font-weight-asian="normal" style:font-weight-complex="normal"/>
    </style:style>
    <style:style style:name="P50" style:family="paragraph" style:parent-style-name="Standard">
      <style:text-properties fo:font-size="12pt" fo:font-weight="normal" officeooo:rsid="0056f486" officeooo:paragraph-rsid="0056f486" style:font-weight-asian="normal" style:font-weight-complex="normal"/>
    </style:style>
    <style:style style:name="P51" style:family="paragraph" style:parent-style-name="Standard">
      <style:text-properties fo:font-size="12pt" fo:font-weight="normal" officeooo:rsid="004d3a35" officeooo:paragraph-rsid="0061aa9e" style:font-weight-asian="normal" style:font-weight-complex="normal"/>
    </style:style>
    <style:style style:name="P52" style:family="paragraph" style:parent-style-name="Standard">
      <style:text-properties style:font-name="Liberation Serif" fo:font-size="12pt"/>
    </style:style>
    <style:style style:name="P53" style:family="paragraph" style:parent-style-name="Standard">
      <style:paragraph-properties fo:text-align="justify" style:justify-single-word="false"/>
      <style:text-properties style:font-name="Liberation Serif" fo:font-size="12pt" officeooo:paragraph-rsid="002284f0"/>
    </style:style>
    <style:style style:name="P54" style:family="paragraph" style:parent-style-name="Standard">
      <style:paragraph-properties fo:text-align="justify" style:justify-single-word="false"/>
      <style:text-properties style:font-name="Liberation Serif" fo:font-size="12pt" officeooo:paragraph-rsid="0049c5ca"/>
    </style:style>
    <style:style style:name="P55" style:family="paragraph" style:parent-style-name="Standard">
      <style:text-properties fo:font-weight="bold" officeooo:rsid="0076763b" officeooo:paragraph-rsid="0076763b" style:font-weight-asian="bold" style:font-weight-complex="bold"/>
    </style:style>
    <style:style style:name="P56" style:family="paragraph" style:parent-style-name="Standard">
      <style:text-properties fo:font-weight="bold" officeooo:rsid="00790c64" officeooo:paragraph-rsid="00790c64" style:font-weight-asian="bold" style:font-weight-complex="bold"/>
    </style:style>
    <style:style style:name="P57" style:family="paragraph" style:parent-style-name="Standard">
      <style:text-properties fo:font-weight="bold" officeooo:rsid="00866df9" officeooo:paragraph-rsid="00866df9" style:font-weight-asian="bold" style:font-weight-complex="bold"/>
    </style:style>
    <style:style style:name="P58" style:family="paragraph" style:parent-style-name="Standard">
      <style:text-properties fo:font-weight="bold" officeooo:rsid="007ec3ad" officeooo:paragraph-rsid="007ec3ad" style:font-weight-asian="bold" style:font-weight-complex="bold"/>
    </style:style>
    <style:style style:name="P59" style:family="paragraph" style:parent-style-name="Standard">
      <style:text-properties fo:font-weight="bold" officeooo:rsid="008e0e35" officeooo:paragraph-rsid="008e0e35" fo:background-color="#ffffff" style:font-weight-asian="bold" style:font-weight-complex="bold"/>
    </style:style>
    <style:style style:name="P60" style:family="paragraph" style:parent-style-name="Standard">
      <style:text-properties fo:font-weight="bold" officeooo:rsid="008e0e35" officeooo:paragraph-rsid="00c0c7b2" fo:background-color="#ffffff" style:font-weight-asian="bold" style:font-weight-complex="bold"/>
    </style:style>
    <style:style style:name="P61" style:family="paragraph" style:parent-style-name="Standard">
      <style:text-properties fo:font-weight="bold" officeooo:rsid="0092ce31" officeooo:paragraph-rsid="0092ce31" fo:background-color="#ffffff" style:font-weight-asian="bold" style:font-weight-complex="bold"/>
    </style:style>
    <style:style style:name="P62" style:family="paragraph" style:parent-style-name="Standard">
      <style:text-properties fo:font-weight="bold" officeooo:rsid="0092ce31" officeooo:paragraph-rsid="009615bc" fo:background-color="#ffffff" style:font-weight-asian="bold" style:font-weight-complex="bold"/>
    </style:style>
    <style:style style:name="P63" style:family="paragraph" style:parent-style-name="Standard">
      <style:text-properties fo:font-weight="bold" officeooo:rsid="0093fc6b" officeooo:paragraph-rsid="0093fc6b" fo:background-color="#ffffff" style:font-weight-asian="bold" style:font-weight-complex="bold"/>
    </style:style>
    <style:style style:name="P64" style:family="paragraph" style:parent-style-name="Standard">
      <style:text-properties fo:font-weight="bold" officeooo:rsid="00790c64" officeooo:paragraph-rsid="009615bc" fo:background-color="#ffffff" style:font-weight-asian="bold" style:font-weight-complex="bold"/>
    </style:style>
    <style:style style:name="P65" style:family="paragraph" style:parent-style-name="Standard">
      <style:text-properties fo:font-weight="bold" officeooo:rsid="0096cd77" officeooo:paragraph-rsid="0096cd77" fo:background-color="#ffffff" style:font-weight-asian="bold" style:font-weight-complex="bold"/>
    </style:style>
    <style:style style:name="P66" style:family="paragraph" style:parent-style-name="Standard">
      <style:text-properties fo:font-weight="bold" officeooo:rsid="0096cd77" officeooo:paragraph-rsid="009be70b" fo:background-color="#ffffff" style:font-weight-asian="bold" style:font-weight-complex="bold"/>
    </style:style>
    <style:style style:name="P67" style:family="paragraph" style:parent-style-name="Standard">
      <style:text-properties fo:font-weight="bold" officeooo:rsid="009f5c48" officeooo:paragraph-rsid="009f5c48" fo:background-color="#ffffff" style:font-weight-asian="bold" style:font-weight-complex="bold"/>
    </style:style>
    <style:style style:name="P68" style:family="paragraph" style:parent-style-name="Standard">
      <style:text-properties fo:font-weight="bold" officeooo:rsid="00c415bd" officeooo:paragraph-rsid="00c415bd" fo:background-color="#ffffff" style:font-weight-asian="bold" style:font-weight-complex="bold"/>
    </style:style>
    <style:style style:name="P69" style:family="paragraph" style:parent-style-name="Standard">
      <style:text-properties fo:font-weight="normal" officeooo:rsid="0093fc6b" officeooo:paragraph-rsid="0093fc6b" fo:background-color="#ffffff" style:font-weight-asian="normal" style:font-weight-complex="normal"/>
    </style:style>
    <style:style style:name="P70" style:family="paragraph" style:parent-style-name="Standard">
      <style:text-properties fo:font-weight="normal" officeooo:rsid="007e4b40" officeooo:paragraph-rsid="00790c64" style:font-weight-asian="normal" style:font-weight-complex="normal"/>
    </style:style>
    <style:style style:name="P71" style:family="paragraph" style:parent-style-name="Standard">
      <style:text-properties fo:font-weight="normal" officeooo:rsid="00c0c7b2" officeooo:paragraph-rsid="00c0c7b2" style:font-weight-asian="normal" style:font-weight-complex="normal"/>
    </style:style>
    <style:style style:name="P72" style:family="paragraph" style:parent-style-name="Standard">
      <style:text-properties officeooo:rsid="006f7ebe" officeooo:paragraph-rsid="006f7ebe"/>
    </style:style>
    <style:style style:name="P73" style:family="paragraph" style:parent-style-name="Standard">
      <style:text-properties officeooo:paragraph-rsid="00724c19"/>
    </style:style>
    <style:style style:name="P74" style:family="paragraph" style:parent-style-name="Standard">
      <style:text-properties officeooo:paragraph-rsid="00748d33"/>
    </style:style>
    <style:style style:name="P75" style:family="paragraph" style:parent-style-name="Standard">
      <style:text-properties officeooo:rsid="0076763b" officeooo:paragraph-rsid="0076763b"/>
    </style:style>
    <style:style style:name="P76" style:family="paragraph" style:parent-style-name="Standard">
      <style:text-properties style:text-position="0% 100%" fo:font-size="12pt" style:text-underline-style="none" fo:font-weight="normal" officeooo:rsid="0056f486" officeooo:paragraph-rsid="0056f486" style:font-weight-asian="normal" style:font-weight-complex="normal"/>
    </style:style>
    <style:style style:name="P77" style:family="paragraph" style:parent-style-name="Standard">
      <style:text-properties style:text-position="0% 100%" fo:font-size="12pt" style:text-underline-style="solid" style:text-underline-width="auto" style:text-underline-color="font-color" fo:font-weight="normal" officeooo:rsid="0059b3a1" officeooo:paragraph-rsid="0059b3a1" style:font-weight-asian="normal" style:font-weight-complex="normal"/>
    </style:style>
    <style:style style:name="P78" style:family="paragraph" style:parent-style-name="Standard">
      <style:text-properties officeooo:rsid="007311e0" officeooo:paragraph-rsid="007311e0"/>
    </style:style>
    <style:style style:name="P79" style:family="paragraph" style:parent-style-name="Standard">
      <style:text-properties officeooo:rsid="00b934f5" officeooo:paragraph-rsid="00b934f5"/>
    </style:style>
    <style:style style:name="P80" style:family="paragraph" style:parent-style-name="Standard">
      <style:text-properties officeooo:paragraph-rsid="00b934f5"/>
    </style:style>
    <style:style style:name="P81" style:family="paragraph" style:parent-style-name="Standard">
      <style:text-properties officeooo:paragraph-rsid="00705249"/>
    </style:style>
    <style:style style:name="P82" style:family="paragraph" style:parent-style-name="Standard">
      <style:text-properties officeooo:rsid="00b99f15" officeooo:paragraph-rsid="00724c19"/>
    </style:style>
    <style:style style:name="P83" style:family="paragraph" style:parent-style-name="Standard">
      <style:text-properties officeooo:rsid="00b99f15" officeooo:paragraph-rsid="00b99f15"/>
    </style:style>
    <style:style style:name="P84" style:family="paragraph" style:parent-style-name="Standard">
      <style:text-properties officeooo:paragraph-rsid="00ad5112"/>
    </style:style>
    <style:style style:name="P85" style:family="paragraph" style:parent-style-name="Standard">
      <style:text-properties officeooo:rsid="00bc6c6b" officeooo:paragraph-rsid="00bc6c6b"/>
    </style:style>
    <style:style style:name="P86" style:family="paragraph" style:parent-style-name="Standard">
      <style:text-properties fo:font-variant="normal" fo:text-transform="none" style:font-name="Liberation Serif" fo:font-size="12pt" fo:font-style="normal" fo:font-weight="bold" officeooo:rsid="008b17cd" officeooo:paragraph-rsid="0082df40" fo:background-color="#ffffff" style:font-size-asian="12pt" style:font-weight-asian="bold" style:font-size-complex="12pt" style:font-weight-complex="bold" fo:padding="0cm" fo:border="none"/>
    </style:style>
    <style:style style:name="P87" style:family="paragraph" style:parent-style-name="Standard">
      <style:text-properties fo:font-variant="normal" fo:text-transform="none" style:font-name="Liberation Serif" fo:font-size="12pt" fo:font-style="normal" fo:font-weight="bold" officeooo:rsid="00c246ae" officeooo:paragraph-rsid="00c246ae" fo:background-color="#ffffff" style:font-size-asian="12pt" style:font-weight-asian="bold" style:font-size-complex="12pt" style:font-weight-complex="bold" fo:padding="0cm" fo:border="none"/>
    </style:style>
    <style:style style:name="P88" style:family="paragraph" style:parent-style-name="Table_20_Contents">
      <style:paragraph-properties fo:text-align="center" style:justify-single-word="false"/>
      <style:text-properties fo:font-size="12pt" officeooo:rsid="006e1696" officeooo:paragraph-rsid="00986f5c"/>
    </style:style>
    <style:style style:name="P89" style:family="paragraph" style:parent-style-name="Table_20_Contents">
      <style:text-properties fo:font-size="10.5pt" officeooo:rsid="006e1696" officeooo:paragraph-rsid="009be70b" style:font-size-asian="10.5pt" style:font-size-complex="10.5pt"/>
    </style:style>
    <style:style style:name="P90" style:family="paragraph" style:parent-style-name="Table_20_Contents">
      <style:paragraph-properties fo:text-align="center" style:justify-single-word="false"/>
      <style:text-properties style:font-name="Liberation Serif" fo:font-size="12pt" officeooo:rsid="00bfd364" officeooo:paragraph-rsid="00bfd364" style:font-size-asian="12pt" style:font-size-complex="12pt"/>
    </style:style>
    <style:style style:name="P91" style:family="paragraph" style:parent-style-name="Table_20_Contents">
      <style:paragraph-properties fo:text-align="center" style:justify-single-word="false"/>
      <style:text-properties style:font-name="Liberation Serif" fo:font-size="12pt" officeooo:rsid="00bfd364" officeooo:paragraph-rsid="00c0c7b2" style:font-size-asian="12pt" style:font-size-complex="12pt"/>
    </style:style>
    <style:style style:name="P92" style:family="paragraph" style:parent-style-name="Table_20_Contents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93" style:family="paragraph" style:parent-style-name="Table_20_Contents">
      <style:paragraph-properties fo:text-align="center" style:justify-single-word="false"/>
      <style:text-properties style:font-name="Liberation Serif" fo:font-size="12pt" officeooo:paragraph-rsid="00bfd364" style:font-size-asian="12pt" style:font-size-complex="12pt"/>
    </style:style>
    <style:style style:name="P94" style:family="paragraph" style:parent-style-name="Table_20_Contents">
      <style:paragraph-properties fo:text-align="center" style:justify-single-word="false"/>
      <style:text-properties style:font-name="Liberation Serif" fo:font-size="12pt" officeooo:paragraph-rsid="00c0c7b2" style:font-size-asian="12pt" style:font-size-complex="12pt"/>
    </style:style>
    <style:style style:name="P95" style:family="paragraph" style:parent-style-name="Table_20_Contents">
      <style:text-properties style:font-name="Liberation Serif" fo:font-size="12pt" officeooo:rsid="00c0c7b2" officeooo:paragraph-rsid="00c0c7b2" style:font-size-asian="12pt" style:font-size-complex="12pt"/>
    </style:style>
    <style:style style:name="P96" style:family="paragraph" style:parent-style-name="Table_20_Contents">
      <style:text-properties fo:color="#000000" fo:font-size="10.5pt" officeooo:rsid="00724c19" officeooo:paragraph-rsid="009be70b" style:font-size-asian="10.5pt" style:font-size-complex="10.5pt"/>
    </style:style>
    <style:style style:name="P97" style:family="paragraph" style:parent-style-name="Table_20_Contents">
      <style:text-properties fo:color="#000000" fo:font-size="10.5pt" officeooo:rsid="006e1696" officeooo:paragraph-rsid="009be70b" style:font-size-asian="10.5pt" style:font-size-complex="10.5pt"/>
    </style:style>
    <style:style style:name="P9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background-color="#ffffff" fo:padding="0cm" fo:border="none">
        <style:background-image/>
      </style:paragraph-properties>
      <style:text-properties fo:font-variant="normal" fo:text-transform="none" fo:color="#000000" style:font-name="inherit" fo:font-size="10.5pt" fo:letter-spacing="normal" fo:font-style="normal" fo:font-weight="normal" officeooo:paragraph-rsid="009be70b" fo:background-color="#ffffff" style:font-size-asian="9pt" style:font-weight-asian="normal" style:font-size-complex="9pt" style:font-weight-complex="normal" fo:padding="0cm" fo:border="none"/>
    </style:style>
    <style:style style:name="P99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#ffffff" fo:padding="0cm" fo:border="none">
        <style:background-image/>
      </style:paragraph-properties>
      <style:text-properties fo:font-variant="normal" fo:text-transform="none" fo:color="#000000" style:font-name="inherit" fo:font-size="9pt" fo:letter-spacing="normal" fo:font-style="normal" fo:font-weight="normal" officeooo:paragraph-rsid="00986f5c" fo:background-color="#ffffff" style:font-size-asian="9pt" style:font-weight-asian="normal" style:font-size-complex="9pt" style:font-weight-complex="normal" fo:padding="0cm" fo:border="none"/>
    </style:style>
    <style:style style:name="P100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widows="1" fo:text-indent="0cm" style:auto-text-indent="false" fo:padding="0cm" fo:border="none"/>
      <style:text-properties fo:font-variant="normal" fo:text-transform="none" fo:color="#000000" style:font-name="inherit" fo:font-size="10.5pt" fo:letter-spacing="normal" fo:font-style="normal" fo:font-weight="normal" officeooo:paragraph-rsid="009be70b" style:font-size-asian="9pt" style:font-weight-asian="normal" style:font-size-complex="9pt" style:font-weight-complex="normal"/>
    </style:style>
    <style:style style:name="P101" style:family="paragraph" style:parent-style-name="Preformatted_20_Text">
      <style:paragraph-properties fo:margin-top="0cm" fo:margin-bottom="0cm" style:contextual-spacing="false" fo:background-color="#ffffff" fo:padding="0cm" fo:border="none">
        <style:background-image/>
      </style:paragraph-properties>
      <style:text-properties fo:font-variant="normal" fo:text-transform="none" fo:color="#000000" style:font-name="inherit" fo:font-size="10.5pt" fo:letter-spacing="normal" fo:font-style="normal" fo:font-weight="normal" officeooo:paragraph-rsid="009be70b" fo:background-color="#ffffff" style:font-size-asian="9pt" style:font-weight-asian="normal" style:font-size-complex="9pt" style:font-weight-complex="normal" fo:padding="0cm" fo:border="none"/>
    </style:style>
    <style:style style:name="P102" style:family="paragraph" style:parent-style-name="Preformatted_20_Text">
      <style:paragraph-properties fo:margin-top="0cm" fo:margin-bottom="0cm" style:contextual-spacing="false" fo:background-color="#ffffff" fo:padding="0cm" fo:border="none">
        <style:background-image/>
      </style:paragraph-properties>
      <style:text-properties fo:font-variant="normal" fo:text-transform="none" fo:color="#000000" style:font-name="inherit" fo:font-size="10.5pt" fo:letter-spacing="normal" fo:font-style="normal" fo:font-weight="normal" officeooo:rsid="00846028" officeooo:paragraph-rsid="009be70b" fo:background-color="#ffffff" style:font-size-asian="9pt" style:font-weight-asian="normal" style:font-size-complex="9pt" style:font-weight-complex="normal" fo:padding="0cm" fo:border="none"/>
    </style:style>
    <style:style style:name="P103" style:family="paragraph" style:parent-style-name="Preformatted_20_Text">
      <style:paragraph-properties fo:margin-top="0cm" fo:margin-bottom="0cm" style:contextual-spacing="false" fo:background-color="#ffffff" fo:padding="0cm" fo:border="none">
        <style:background-image/>
      </style:paragraph-properties>
      <style:text-properties fo:font-variant="normal" fo:text-transform="none" fo:color="#000000" style:font-name="inherit" fo:font-size="10.5pt" fo:letter-spacing="normal" fo:font-style="normal" fo:font-weight="normal" officeooo:rsid="0082df40" officeooo:paragraph-rsid="009be70b" fo:background-color="#ffffff" style:font-size-asian="9pt" style:font-weight-asian="normal" style:font-size-complex="9pt" style:font-weight-complex="normal" fo:padding="0cm" fo:border="none"/>
    </style:style>
    <style:style style:name="P104" style:family="paragraph" style:parent-style-name="Preformatted_20_Text">
      <style:paragraph-properties fo:margin-top="0cm" fo:margin-bottom="0cm" style:contextual-spacing="false" fo:background-color="#ffffff" fo:padding="0cm" fo:border="none">
        <style:background-image/>
      </style:paragraph-properties>
      <style:text-properties fo:font-variant="normal" fo:text-transform="none" fo:color="#000000" style:font-name="inherit" fo:font-size="10.5pt" fo:letter-spacing="normal" fo:font-style="normal" fo:font-weight="normal" officeooo:paragraph-rsid="009be70b"/>
    </style:style>
    <style:style style:name="P105" style:family="paragraph" style:parent-style-name="Preformatted_20_Text">
      <style:paragraph-properties fo:margin-top="0cm" fo:margin-bottom="0cm" style:contextual-spacing="false" fo:background-color="#ffffff" fo:padding="0cm" fo:border="none">
        <style:background-image/>
      </style:paragraph-properties>
      <style:text-properties fo:font-variant="normal" fo:text-transform="none" fo:color="#000000" style:font-name="inherit" fo:font-size="10.5pt" fo:letter-spacing="normal" fo:font-style="normal" fo:font-weight="normal" officeooo:paragraph-rsid="009be70b" style:font-size-asian="9pt" style:font-weight-asian="normal" style:font-size-complex="9pt" style:font-weight-complex="normal"/>
    </style:style>
    <style:style style:name="P106" style:family="paragraph" style:parent-style-name="Preformatted_20_Text">
      <style:text-properties fo:color="#000000" style:font-name="inherit" fo:font-size="10.5pt" style:font-size-asian="12pt" style:font-size-complex="12pt"/>
    </style:style>
    <style:style style:name="P107" style:family="paragraph" style:parent-style-name="Standard">
      <style:text-properties fo:font-size="12pt" style:text-underline-style="none" fo:font-weight="normal" officeooo:rsid="00b6bbd0" officeooo:paragraph-rsid="00b6bbd0" style:font-weight-asian="normal" style:font-weight-complex="normal"/>
    </style:style>
    <style:style style:name="P108" style:family="paragraph" style:parent-style-name="Standard">
      <style:text-properties officeooo:rsid="00b934f5" officeooo:paragraph-rsid="00b934f5"/>
    </style:style>
    <style:style style:name="P109" style:family="paragraph" style:parent-style-name="Standard">
      <style:text-properties fo:font-weight="bold" officeooo:rsid="00a0613b" officeooo:paragraph-rsid="00a0613b" style:font-weight-asian="bold" style:font-weight-complex="bold"/>
    </style:style>
    <style:style style:name="P110" style:family="paragraph" style:parent-style-name="Standard">
      <style:paragraph-properties fo:text-align="justify" style:justify-single-word="false"/>
      <style:text-properties fo:font-weight="bold" officeooo:rsid="00a0613b" officeooo:paragraph-rsid="00a0613b" style:font-weight-asian="bold" style:font-weight-complex="bold"/>
    </style:style>
    <style:style style:name="P111" style:family="paragraph" style:parent-style-name="Preformatted_20_Text">
      <style:text-properties fo:font-variant="normal" fo:text-transform="none" fo:color="#000000" style:font-name="inherit" fo:font-size="10.5pt" fo:letter-spacing="normal" fo:font-style="normal" fo:font-weight="normal" style:font-size-asian="12pt" style:font-size-complex="12pt"/>
    </style:style>
    <style:style style:name="P112" style:family="paragraph" style:parent-style-name="Preformatted_20_Text">
      <style:text-properties fo:font-variant="normal" fo:text-transform="none" fo:color="#000000" style:font-name="inherit" fo:font-size="10.5pt" fo:letter-spacing="normal" fo:font-style="normal" fo:font-weight="normal" officeooo:rsid="00c0c7b2" officeooo:paragraph-rsid="00c16393" style:font-size-asian="12pt" style:font-size-complex="12pt"/>
    </style:style>
    <style:style style:name="P113" style:family="paragraph" style:parent-style-name="Preformatted_20_Text">
      <style:text-properties fo:font-variant="normal" fo:text-transform="none" fo:color="#000000" style:font-name="inherit" fo:font-size="10.5pt" fo:letter-spacing="normal" fo:font-style="normal" fo:font-weight="normal" officeooo:paragraph-rsid="00c0c7b2" style:font-size-asian="12pt" style:font-size-complex="12pt"/>
    </style:style>
    <style:style style:name="P114" style:family="paragraph" style:parent-style-name="Preformatted_20_Text">
      <style:text-properties fo:font-variant="normal" fo:text-transform="none" fo:color="#000000" style:font-name="inherit" fo:font-size="10.5pt" fo:letter-spacing="normal" fo:font-style="normal" fo:font-weight="normal" style:font-size-asian="10.5pt" style:font-size-complex="10.5pt"/>
    </style:style>
    <style:style style:name="P115" style:family="paragraph" style:parent-style-name="Preformatted_20_Text">
      <style:text-properties fo:font-variant="normal" fo:text-transform="none" fo:color="#000000" style:font-name="inherit" fo:font-size="10.5pt" fo:letter-spacing="normal" fo:font-style="normal" fo:font-weight="normal" officeooo:rsid="006e1696" officeooo:paragraph-rsid="00986f5c" style:font-size-asian="10.5pt" style:font-size-complex="10.5pt"/>
    </style:style>
    <style:style style:name="P116" style:family="paragraph" style:parent-style-name="Preformatted_20_Text">
      <style:paragraph-properties fo:margin-top="0cm" fo:margin-bottom="0cm" style:contextual-spacing="false" fo:background-color="#ffffff" fo:padding="0cm" fo:border="none">
        <style:background-image/>
      </style:paragraph-properties>
      <style:text-properties fo:font-variant="normal" fo:text-transform="none" fo:color="#000000" style:font-name="inherit" fo:font-size="10.5pt" fo:letter-spacing="normal" fo:font-style="normal" fo:font-weight="normal" officeooo:rsid="00846028" officeooo:paragraph-rsid="00986f5c" fo:background-color="#ffffff" style:font-size-asian="10.5pt" style:font-weight-asian="normal" style:font-size-complex="10.5pt" style:font-weight-complex="normal" fo:padding="0cm" fo:border="none"/>
    </style:style>
    <style:style style:name="P117" style:family="paragraph" style:parent-style-name="Preformatted_20_Text">
      <style:paragraph-properties fo:margin-top="0cm" fo:margin-bottom="0cm" style:contextual-spacing="false" fo:background-color="#ffffff" fo:padding="0cm" fo:border="none">
        <style:background-image/>
      </style:paragraph-properties>
      <style:text-properties fo:font-variant="normal" fo:text-transform="none" fo:color="#000000" style:font-name="inherit" fo:font-size="10.5pt" fo:letter-spacing="normal" fo:font-style="normal" fo:font-weight="normal" officeooo:rsid="0082df40" officeooo:paragraph-rsid="00986f5c" fo:background-color="#ffffff" style:font-size-asian="10.5pt" style:font-weight-asian="normal" style:font-size-complex="10.5pt" style:font-weight-complex="normal" fo:padding="0cm" fo:border="none"/>
    </style:style>
    <style:style style:name="T1" style:family="text">
      <style:text-properties officeooo:rsid="00163a51"/>
    </style:style>
    <style:style style:name="T2" style:family="text">
      <style:text-properties officeooo:rsid="001dae71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f9502"/>
    </style:style>
    <style:style style:name="T5" style:family="text">
      <style:text-properties style:text-underline-style="solid" style:text-underline-width="auto" style:text-underline-color="font-color" officeooo:rsid="00334de4"/>
    </style:style>
    <style:style style:name="T6" style:family="text">
      <style:text-properties style:text-underline-style="solid" style:text-underline-width="auto" style:text-underline-color="font-color" officeooo:rsid="004f22f6"/>
    </style:style>
    <style:style style:name="T7" style:family="text">
      <style:text-properties style:text-underline-style="solid" style:text-underline-width="auto" style:text-underline-color="font-color" officeooo:rsid="0061aa9e"/>
    </style:style>
    <style:style style:name="T8" style:family="text">
      <style:text-properties officeooo:rsid="002169b5"/>
    </style:style>
    <style:style style:name="T9" style:family="text">
      <style:text-properties officeooo:rsid="002284f0"/>
    </style:style>
    <style:style style:name="T10" style:family="text">
      <style:text-properties fo:font-weight="bold" officeooo:rsid="0019271b" style:font-size-asian="12pt" style:font-weight-asian="bold" style:font-size-complex="12pt" style:font-weight-complex="bold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fo:font-weight="normal" style:font-weight-asian="normal" style:font-weight-complex="normal"/>
    </style:style>
    <style:style style:name="T13" style:family="text">
      <style:text-properties style:font-name="Liberation Serif" fo:font-weight="normal" officeooo:rsid="00b16e61" style:font-weight-asian="normal" style:font-weight-complex="normal"/>
    </style:style>
    <style:style style:name="T14" style:family="text">
      <style:text-properties style:font-name="Liberation Serif" style:text-underline-style="none" fo:font-weight="normal" officeooo:rsid="003f0ee4" style:font-size-asian="12pt" style:font-weight-asian="normal" style:font-size-complex="12pt" style:font-weight-complex="normal"/>
    </style:style>
    <style:style style:name="T15" style:family="text">
      <style:text-properties style:font-name="Liberation Serif" officeooo:rsid="0049e5ac"/>
    </style:style>
    <style:style style:name="T16" style:family="text">
      <style:text-properties style:font-name="Courier New" officeooo:rsid="002284f0"/>
    </style:style>
    <style:style style:name="T17" style:family="text">
      <style:text-properties style:font-name="Courier New" fo:font-weight="normal" officeooo:rsid="0038dc81" style:font-weight-asian="normal" style:font-weight-complex="normal"/>
    </style:style>
    <style:style style:name="T18" style:family="text">
      <style:text-properties style:font-name="Courier New" officeooo:rsid="00486524" style:font-size-asian="12pt"/>
    </style:style>
    <style:style style:name="T19" style:family="text">
      <style:text-properties officeooo:rsid="00242f83"/>
    </style:style>
    <style:style style:name="T20" style:family="text">
      <style:text-properties officeooo:rsid="00279613"/>
    </style:style>
    <style:style style:name="T21" style:family="text">
      <style:text-properties officeooo:rsid="00297dd5"/>
    </style:style>
    <style:style style:name="T22" style:family="text">
      <style:text-properties officeooo:rsid="002a1aac"/>
    </style:style>
    <style:style style:name="T23" style:family="text">
      <style:text-properties style:text-position="sub 58%"/>
    </style:style>
    <style:style style:name="T24" style:family="text">
      <style:text-properties style:text-position="sub 58%" officeooo:rsid="002a1aac"/>
    </style:style>
    <style:style style:name="T25" style:family="text">
      <style:text-properties style:text-position="sub 58%" style:text-underline-style="none" officeooo:rsid="00542c84"/>
    </style:style>
    <style:style style:name="T26" style:family="text">
      <style:text-properties style:text-position="sub 58%" officeooo:rsid="005bef4e"/>
    </style:style>
    <style:style style:name="T27" style:family="text">
      <style:text-properties style:text-position="sub 58%" style:font-name="Liberation Serif" fo:font-size="12pt" style:font-size-asian="12pt" style:font-size-complex="12pt"/>
    </style:style>
    <style:style style:name="T28" style:family="text">
      <style:text-properties style:text-position="0% 100%"/>
    </style:style>
    <style:style style:name="T29" style:family="text">
      <style:text-properties style:text-position="0% 100%" officeooo:rsid="002a1aac"/>
    </style:style>
    <style:style style:name="T30" style:family="text">
      <style:text-properties style:text-position="0% 100%" style:text-underline-style="none"/>
    </style:style>
    <style:style style:name="T31" style:family="text">
      <style:text-properties style:text-position="0% 100%" style:text-underline-style="none" officeooo:rsid="00542c84"/>
    </style:style>
    <style:style style:name="T32" style:family="text">
      <style:text-properties style:text-position="0% 100%" style:text-underline-style="none" officeooo:rsid="0056ecc9"/>
    </style:style>
    <style:style style:name="T33" style:family="text">
      <style:text-properties style:text-position="0% 100%" style:text-underline-style="none" officeooo:rsid="0056f486"/>
    </style:style>
    <style:style style:name="T34" style:family="text">
      <style:text-properties style:text-position="0% 100%" officeooo:rsid="005b7217"/>
    </style:style>
    <style:style style:name="T35" style:family="text">
      <style:text-properties style:text-position="0% 100%" officeooo:rsid="005bef4e"/>
    </style:style>
    <style:style style:name="T36" style:family="text">
      <style:text-properties style:text-position="0% 100%" officeooo:rsid="005e697f"/>
    </style:style>
    <style:style style:name="T37" style:family="text">
      <style:text-properties style:text-position="0% 100%" style:font-name="Liberation Serif" fo:font-size="12pt" style:font-size-asian="12pt" style:font-size-complex="12pt"/>
    </style:style>
    <style:style style:name="T38" style:family="text">
      <style:text-properties officeooo:rsid="002f472a"/>
    </style:style>
    <style:style style:name="T39" style:family="text">
      <style:text-properties officeooo:rsid="0031070e"/>
    </style:style>
    <style:style style:name="T40" style:family="text">
      <style:text-properties officeooo:rsid="0034ea86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2284f0" style:font-weight-asian="normal" style:font-weight-complex="normal"/>
    </style:style>
    <style:style style:name="T43" style:family="text">
      <style:text-properties fo:font-weight="normal" officeooo:rsid="007cfed3" style:font-weight-asian="normal" style:font-weight-complex="normal"/>
    </style:style>
    <style:style style:name="T44" style:family="text">
      <style:text-properties fo:font-weight="normal" officeooo:rsid="007e4b40" style:font-weight-asian="normal" style:font-weight-complex="normal"/>
    </style:style>
    <style:style style:name="T45" style:family="text">
      <style:text-properties fo:font-weight="normal" officeooo:rsid="007fe7f0" style:font-weight-asian="normal" style:font-weight-complex="normal"/>
    </style:style>
    <style:style style:name="T46" style:family="text">
      <style:text-properties fo:font-weight="normal" officeooo:rsid="008e51f4" style:font-weight-asian="normal" style:font-weight-complex="normal"/>
    </style:style>
    <style:style style:name="T47" style:family="text">
      <style:text-properties fo:font-weight="normal" officeooo:rsid="008f6535" style:font-weight-asian="normal" style:font-weight-complex="normal"/>
    </style:style>
    <style:style style:name="T48" style:family="text">
      <style:text-properties fo:font-weight="normal" officeooo:rsid="00926e65" style:font-weight-asian="normal" style:font-weight-complex="normal"/>
    </style:style>
    <style:style style:name="T49" style:family="text">
      <style:text-properties fo:font-weight="normal" officeooo:rsid="0093fc6b" style:font-weight-asian="normal" style:font-weight-complex="normal"/>
    </style:style>
    <style:style style:name="T50" style:family="text">
      <style:text-properties fo:font-weight="normal" officeooo:rsid="00bddd38" style:font-weight-asian="normal" style:font-weight-complex="normal"/>
    </style:style>
    <style:style style:name="T51" style:family="text">
      <style:text-properties fo:font-weight="normal" officeooo:rsid="00c84fb4" style:font-weight-asian="normal" style:font-weight-complex="normal"/>
    </style:style>
    <style:style style:name="T52" style:family="text">
      <style:text-properties fo:font-weight="normal" officeooo:rsid="00ca2689" style:font-weight-asian="normal" style:font-weight-complex="normal"/>
    </style:style>
    <style:style style:name="T53" style:family="text">
      <style:text-properties style:text-underline-style="none"/>
    </style:style>
    <style:style style:name="T54" style:family="text">
      <style:text-properties style:text-underline-style="none" fo:font-weight="normal" officeooo:rsid="0038ea12" style:font-size-asian="12pt" style:font-weight-asian="normal" style:font-size-complex="12pt" style:font-weight-complex="normal"/>
    </style:style>
    <style:style style:name="T55" style:family="text">
      <style:text-properties style:text-underline-style="none" fo:font-weight="normal" officeooo:rsid="003adff4" style:font-size-asian="12pt" style:font-weight-asian="normal" style:font-size-complex="12pt" style:font-weight-complex="normal"/>
    </style:style>
    <style:style style:name="T56" style:family="text">
      <style:text-properties style:text-underline-style="none" officeooo:rsid="00542c84"/>
    </style:style>
    <style:style style:name="T57" style:family="text">
      <style:text-properties officeooo:rsid="0042aa04"/>
    </style:style>
    <style:style style:name="T58" style:family="text">
      <style:text-properties officeooo:rsid="002284f0" style:font-size-asian="12pt"/>
    </style:style>
    <style:style style:name="T59" style:family="text">
      <style:text-properties officeooo:rsid="004f22f6"/>
    </style:style>
    <style:style style:name="T60" style:family="text">
      <style:text-properties officeooo:rsid="0063fabe"/>
    </style:style>
    <style:style style:name="T61" style:family="text">
      <style:text-properties officeooo:rsid="0065254c"/>
    </style:style>
    <style:style style:name="T62" style:family="text">
      <style:text-properties officeooo:rsid="0067afa8"/>
    </style:style>
    <style:style style:name="T63" style:family="text">
      <style:text-properties officeooo:rsid="006b9561"/>
    </style:style>
    <style:style style:name="T64" style:family="text">
      <style:text-properties officeooo:rsid="00748d33"/>
    </style:style>
    <style:style style:name="T65" style:family="text">
      <style:text-properties officeooo:rsid="007895ce"/>
    </style:style>
    <style:style style:name="T66" style:family="text">
      <style:text-properties officeooo:rsid="007e4b40"/>
    </style:style>
    <style:style style:name="T67" style:family="text">
      <style:text-properties officeooo:rsid="00926e65"/>
    </style:style>
    <style:style style:name="T68" style:family="text">
      <style:text-properties officeooo:rsid="00adaf8e"/>
    </style:style>
    <style:style style:name="T69" style:family="text">
      <style:text-properties officeooo:rsid="00b52e8a"/>
    </style:style>
    <style:style style:name="T70" style:family="text">
      <style:text-properties fo:font-size="12pt" style:text-underline-style="none" fo:font-weight="normal" style:font-weight-asian="normal" style:font-weight-complex="normal"/>
    </style:style>
    <style:style style:name="T71" style:family="text">
      <style:text-properties fo:font-size="12pt" style:text-underline-style="none" fo:font-weight="normal" officeooo:rsid="00a3a7d5" style:font-weight-asian="normal" style:font-weight-complex="normal"/>
    </style:style>
    <style:style style:name="T72" style:family="text">
      <style:text-properties officeooo:rsid="00bb8b82"/>
    </style:style>
    <style:style style:name="T73" style:family="text">
      <style:text-properties officeooo:rsid="00bb8cc3"/>
    </style:style>
    <style:style style:name="T74" style:family="text">
      <style:text-properties fo:font-variant="normal" fo:text-transform="none" fo:letter-spacing="normal" fo:font-style="normal" fo:font-weight="normal"/>
    </style:style>
    <style:style style:name="T75" style:family="text">
      <style:text-properties fo:font-variant="normal" fo:text-transform="none" fo:letter-spacing="normal" fo:font-style="normal" fo:font-weight="normal" officeooo:rsid="00c0c7b2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background-color="transparent" style:background-transparency="100%" fo:padding="0cm" fo:border="none">
        <style:background-image/>
      </style:graphic-properties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mka1" text:anchor-type="page" text:anchor-page-number="1" svg:x="-0.106cm" svg:y="0cm" svg:width="0.185cm" draw:z-index="5">
        <draw:text-box fo:min-height="18.521cm">
          <text:p text:style-name="Text_20_body"/>
        </draw:text-box>
      </draw:frame>
      <draw:frame draw:style-name="fr1" draw:name="Ramka2" text:anchor-type="page" text:anchor-page-number="1" svg:x="-0.106cm" svg:y="0cm" svg:width="0.185cm" draw:z-index="6">
        <draw:text-box fo:min-height="18.521cm">
          <text:p text:style-name="Text_20_body"/>
        </draw:text-box>
      </draw:fram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Obliczenia naukowe</text:p>
      <text:p text:style-name="P7">Sprawozdanie – Lista <text:span text:style-name="T1">5</text:span></text:p>
      <text:p text:style-name="P1">Bartosz Rzepkowsk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12"><text:soft-page-break/>1. Zadanie 1 – <text:span text:style-name="T2">Eliminacja Gaussa</text:span></text:p>
      <text:p text:style-name="P12">1.1 Opis algorytmu</text:p>
      <text:p text:style-name="P21"><text:span text:style-name="T9">Funkcja </text:span><text:span text:style-name="T16">Gauss</text:span><text:span text:style-name="T9"> jako argumenty przyjmuje wartości A, b oraz pivot, gdzie</text:span></text:p>
      <text:p text:style-name="P38"><text:span text:style-name="T10"><text:tab/></text:span><text:span text:style-name="T11">A - tablica zawierająca elementy macierzy A stopnia n, </text:span></text:p>
      <text:p text:style-name="P53"><text:tab/>b - tablica zawierająca elementy wektora b stopnia n,</text:p>
      <text:p text:style-name="P53"><text:tab/>pivot - zmienna o wartości true, jeżeli rozwiązujemy metodą z częściowym wyborem i false <text:span text:style-name="T68">w</text:span> przeciwnym razie.</text:p>
      <text:p text:style-name="P8"/>
      <text:p text:style-name="P8"><text:span text:style-name="T4">Eliminacja Gaussa bez częściowego wyboru </text:span><text:span text:style-name="T5">elementu głównego</text:span></text:p>
      <text:p text:style-name="P13"><text:tab/><text:span text:style-name="T8">Funkcja dla każdego k-tego wiersza macierzy A wykonuje następujące czynności:</text:span></text:p>
      <text:p text:style-name="P14">- <text:span text:style-name="T19">Dla każdego wiersza i od k+1 do n oblicza współczynnik I = A[i, k] / A[k, k], a następnie mnoży przez ten współczynnik wszystkie elementy wiersza k,</text:span></text:p>
      <text:p text:style-name="P14">- <text:span text:style-name="T19">Od każdego elementu wiersza i-tego odejmowana jest wartość z wiersza k-tego (będąca w tej samej kolumnie). Analogicznie od wiersza i-tego wektora b odejmowana jest wartość z k-tego wiersza (pomnożona przez współczynnik I).</text:span></text:p>
      <text:p text:style-name="P8"/>
      <text:p text:style-name="P9">Dzięki powyższej procedurze w każdym kroku zerujemy wartości w kolumnie znajdującej się pod elementem A[k, k]. W wyniku powtórzenia tego procesu n razy otrzymujemy macierz górno trójk<text:span text:style-name="T21">ą</text:span>tną.</text:p>
      <text:p text:style-name="P9"/>
      <text:p text:style-name="P10">Po otrzymaniu macierzy górno trójk<text:span text:style-name="T21">ą</text:span>tnej wykonywana jest następująca procedura:</text:p>
      <text:p text:style-name="P10">- <text:span text:style-name="T20">Obliczana jest wartość n-tego elementu wektora x (x</text:span><text:span text:style-name="T24">n</text:span><text:span text:style-name="T29">)</text:span><text:span text:style-name="T20"> poprzez podzielenie wartości b[n] przez A[n,n],</text:span></text:p>
      <text:p text:style-name="P10">- „<text:span text:style-name="T22">Wcześniejsze” <text:s/>i-te elementy wektora x obliczane są według wzoru</text:span></text:p>
      <text:p text:style-name="P10"/>
      <text:p text:style-name="P10"><text:tab/><text:tab/><text:tab/><text:tab/><draw:frame draw:style-name="fr2" draw:name="Obiekt1" text:anchor-type="as-char" svg:y="-1.295cm" svg:width="4.568cm" svg:height="1.68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1"/>
      <text:p text:style-name="P42">Eliminacja Gaussa z częściowym wyborem <text:span text:style-name="T40">elementu głównego</text:span></text:p>
      <text:p text:style-name="P15"><text:tab/><text:span text:style-name="T68">Funkcja w każdym kroku eliminacji (dla każdego wiersza k) sprawdza, czy w danej kolumnie istnieje element o większej wartości bezwzględnej, niż aktualnie sprawdzany element przekątniowy (A[k, k]). Jeśli taka wartość zostanie znaleziona w wierszu i-tym (i = k+1, …, n), wiersze k-ty i i-ty zostają zastąpione miejscami. Zastąpione zostają również elementy k-ty i i-ty w wektorze b.</text:span></text:p>
      <text:p text:style-name="P15"><text:tab/><text:span text:style-name="T39">Następnie funkcja postępuje w dokładnie taki sam sposób, jak w przypadku bez częściowego wyboru elementu głównego.</text:span></text:p>
      <text:p text:style-name="P15"/>
      <text:p text:style-name="P2">2. Zadanie 2 – Rozkład LU macierzy</text:p>
      <text:p text:style-name="P16">2.1 Opis algorytmu</text:p>
      <text:p text:style-name="P17"><text:tab/><text:span text:style-name="T42">Funkcja </text:span><text:span text:style-name="T17">rozkladLU</text:span><text:span text:style-name="T42"> jako argumenty przyjmuje wartości A oraz pivot, gdzie</text:span></text:p>
      <text:p text:style-name="P39"><text:span text:style-name="T10"><text:tab/></text:span><text:span text:style-name="T11">A - tablica zawierająca elementy macierzy A stopnia n, </text:span></text:p>
      <text:p text:style-name="P17"><text:span text:style-name="T11"><text:tab/></text:span><text:span text:style-name="T12">pivot - zmienna o wartości true, jeżeli rozwiązujemy metodą z częściowym wyborem i false </text:span><text:span text:style-name="T13">w</text:span><text:span text:style-name="T12"> przeciwnym razie.</text:span></text:p>
      <text:p text:style-name="P17"><text:tab/></text:p>
      <text:p text:style-name="P43">Rozkład LU bez częściowego wyboru elementu głównego</text:p>
      <text:p text:style-name="P40"><text:span text:style-name="T54"><text:tab/></text:span><text:span text:style-name="T55">Funkcja postępuje w dokładnie taki sam sposób co funkcja Gauss, jednak w miejsca wyzerowane w danych kolumnach wpisuje wartość współczynnika I. Otrzymana macierz lu zawiera <text:s/></text:span><text:span text:style-name="T14">e</text:span><text:span text:style-name="T11">lementy przekątniowe i nadprzekątniowe macierzy trójkątnej górnej U i elementy podprzekątniowe macierzy L.</text:span></text:p>
      <text:p text:style-name="P22"/>
      <text:p text:style-name="P22"/>
      <text:p text:style-name="P44"><text:soft-page-break/></text:p>
      <text:p text:style-name="P44">Rozkład LU z częściowym wyborem elementu głównego</text:p>
      <text:p text:style-name="P23"><text:tab/><text:span text:style-name="T38">Funkcja w kazdym kroku konstrukcji macierzy LU dla elementu A[k,k] sprawdza, czy w tej samej kolumnie w wierszach od k+1 do n występuje element o większej wartości bezwzględnej, niż wartość A[k,k]. Jeśli taka wartość zostanie znaleziona w wierszu i-tym, wiersze k-ty i i-ty zostają zastąpione miejscami. Ponadto w wektorze ipvt (będący wektorem permutacji) zostają zastąpione miejscami wartości ipvt[i] z wartością ipvt[k].</text:span></text:p>
      <text:p text:style-name="P23"><text:tab/><text:span text:style-name="T57">Następnie funkcja postępuje w dokładnie taki sam sposób, jak w przypadku bez częściowego wyboru elementu głównego.</text:span></text:p>
      <text:p text:style-name="P24"/>
      <text:p text:style-name="P3">3. Zadanie 3 – Rozwiązanie układu równań Ax = b, gdy wyznaczony jest rozkład LU</text:p>
      <text:p text:style-name="P18">3.1 Opis algorytmu</text:p>
      <text:p text:style-name="P25"><text:tab/><text:span text:style-name="T58">Funkcja </text:span><text:span text:style-name="T18">Luxb</text:span><text:span text:style-name="T58"> jako argumenty przyjmuje wartości A oraz pivot, gdzie</text:span></text:p>
      <text:p text:style-name="P41"><text:span text:style-name="T10"><text:tab/></text:span><text:span text:style-name="T11">lu – tablica n×n zawierająca rozkład LU tj. elementy przekątniowe i nadprzekątniowe macierzy trójkątnej g</text:span><text:span text:style-name="T15">ó</text:span><text:span text:style-name="T11">rnej U i elementy podprzekątniowe macierzy L, </text:span></text:p>
      <text:p text:style-name="P54"><text:tab/>pivot - zmienna o wartości true, jeżeli rozkład LU był wyznaczany metodą z częściowym wyborem i false <text:span text:style-name="T69">w </text:span>przeciwnym razie,</text:p>
      <text:p text:style-name="P52"><text:tab/>ipvt - tablica zawierająca numery wierszy określające kolejność przestawień wierszy macierzy A,</text:p>
      <text:p text:style-name="P52"><text:tab/>b - tablica zawierająca elementy wektora b stopnia n.</text:p>
      <text:p text:style-name="P47"/>
      <text:p text:style-name="P46">Rozwiązanie układu równa<text:span text:style-name="T59">ń</text:span>, jeśli macierz LU została wyznaczona bez częściowego wyboru elementu głównego</text:p>
      <text:p text:style-name="P48"><text:tab/>Funkcja Luxb rozbija rozwiązanie układu równań Ax = b na dwie procedury – rozwiązanie układu równań Ly = b oraz Ux = y.</text:p>
      <text:p text:style-name="P48"/>
      <text:p text:style-name="P45">Obliczenie y z równania Ly = b</text:p>
      <text:p text:style-name="P49"><text:span text:style-name="T53"><text:tab/></text:span><text:span text:style-name="T56">Pierwszy element wektora y (tzn y</text:span><text:span text:style-name="T25">1</text:span><text:span text:style-name="T31">) równa się elementowi b</text:span><text:span text:style-name="T25">1</text:span><text:span text:style-name="T31">. Następne elementy wektora y obliczane są w sposób podobny do obliczania kolejnych wartości x w eliminacji Gaussa </text:span><text:span text:style-name="T33">tzn.</text:span><text:span text:style-name="T31"> </text:span><text:span text:style-name="T32"><text:s/><text:tab/><text:tab/><text:tab/><text:tab/></text:span><text:span text:style-name="T32"><draw:frame draw:style-name="fr2" draw:name="Obiekt2" text:anchor-type="as-char" svg:y="-0.714cm" svg:width="4.35cm" svg:height="1.141cm" draw:z-index="1"><draw:object xlink:href="./Object 2" xlink:type="simple" xlink:show="embed" xlink:actuate="onLoad"/><draw:image xlink:href="./ObjectReplacements/Object 2" xlink:type="simple" xlink:show="embed" xlink:actuate="onLoad"/><svg:desc>formuła</svg:desc></draw:frame></text:span><text:span text:style-name="T32">, </text:span><text:span text:style-name="T33">gdzie k = 2, 3, …, n.</text:span></text:p>
      <text:p text:style-name="P76"/>
      <text:p text:style-name="P50"><text:span text:style-name="T32">M</text:span><text:span text:style-name="T30">ożemy zauważyć, że wartość </text:span><text:span text:style-name="T30"><draw:frame draw:style-name="fr2" draw:name="Obiekt3" text:anchor-type="as-char" svg:y="-0.714cm" svg:width="3.597cm" svg:height="1.141cm" draw:z-index="2"><draw:object xlink:href="./Object 3" xlink:type="simple" xlink:show="embed" xlink:actuate="onLoad"/><draw:image xlink:href="./ObjectReplacements/Object 3" xlink:type="simple" xlink:show="embed" xlink:actuate="onLoad"/><svg:desc>formuła</svg:desc></draw:frame></text:span><text:span text:style-name="T30">nie jest dzielona przez żaden współczynnik z macierzy L, ponieważ jest on zawsze równy 1 (dla każdego k element L[k, k] = 1 – jest to element przekątniowy).</text:span></text:p>
      <text:p text:style-name="P50"/>
      <text:p text:style-name="P77">Obliczenie x z równania Ux = y</text:p>
      <text:p text:style-name="P26"><text:span text:style-name="T28"><text:tab/></text:span><text:span text:style-name="T34">Postępujemy w sposób analogiczny do powyższej procedury, jednak k zamiast rosnąc od 1 do n, będzie malało od n do 1. </text:span><text:span text:style-name="T35">Element x</text:span><text:span text:style-name="T26">n</text:span><text:span text:style-name="T35"> jest równy elementowi y</text:span><text:span text:style-name="T26">n</text:span><text:span text:style-name="T35">. Następne elementy wektora x są obliczane według równania</text:span></text:p>
      <text:p text:style-name="P26"><text:span text:style-name="T35"><text:tab/><text:tab/></text:span><text:span text:style-name="T35"><draw:frame draw:style-name="fr2" draw:name="Obiekt4" text:anchor-type="as-char" svg:y="-1.295cm" svg:width="4.768cm" svg:height="1.686cm" draw:z-index="3"><draw:object xlink:href="./Object 4" xlink:type="simple" xlink:show="embed" xlink:actuate="onLoad"/><draw:image xlink:href="./ObjectReplacements/Object 4" xlink:type="simple" xlink:show="embed" xlink:actuate="onLoad"/><svg:desc>formuła</svg:desc></draw:frame></text:span><text:span text:style-name="T35">, </text:span><text:span text:style-name="T36">gdzie k = n-1, n-2, …, 1.</text:span></text:p>
      <text:p text:style-name="P27"/>
      <text:p text:style-name="P27"><text:span text:style-name="T36">W </text:span><text:span text:style-name="T28">tym przypadku element przekątniowy macierzy U nie jest równy 1, dlatego wartość </text:span><text:span text:style-name="T28"><draw:frame draw:style-name="fr2" draw:name="Obiekt5" text:anchor-type="as-char" svg:y="-0.714cm" svg:width="3.972cm" svg:height="1.141cm" draw:z-index="4"><draw:object xlink:href="./Object 5" xlink:type="simple" xlink:show="embed" xlink:actuate="onLoad"/><draw:image xlink:href="./ObjectReplacements/Object 5" xlink:type="simple" xlink:show="embed" xlink:actuate="onLoad"/><svg:desc>formuła</svg:desc></draw:frame></text:span><text:span text:style-name="T28"> musimy podzielić przez ten element.</text:span></text:p>
      <text:p text:style-name="P51"/>
      <text:p text:style-name="P51"><text:soft-page-break/><text:span text:style-name="T3">Rozwiązanie układu równa</text:span><text:span text:style-name="T6">ń</text:span><text:span text:style-name="T3">, jeśli macierz LU została wyznaczona </text:span><text:span text:style-name="T7">z </text:span><text:span text:style-name="T3">częściow</text:span><text:span text:style-name="T7">ym</text:span><text:span text:style-name="T3"> wybor</text:span><text:span text:style-name="T7">em</text:span><text:span text:style-name="T3"> elementu głównego</text:span></text:p>
      <text:p text:style-name="P28"><text:tab/><text:span text:style-name="T60">Funkcja na samym początku zamienia elementy wektora b zgodnie z wektorem permutacji ipvt (np. dla ipvt = [1, 3, 2, 4] elementy b[2] i b[3] zostałyby zamienione miejscami).</text:span></text:p>
      <text:p text:style-name="P28"><text:tab/><text:span text:style-name="T61">Następnie funkcja postępuje identycznie jak w przypadku bez częściowego wyboru elementu głównego.</text:span></text:p>
      <text:p text:style-name="P28"/>
      <text:p text:style-name="P28"/>
      <text:p text:style-name="P4">4. Zadanie 4</text:p>
      <text:p text:style-name="P19">4.1 Opis problemu</text:p>
      <text:p text:style-name="P29"><text:tab/><text:span text:style-name="T62">Przetestować stworzone funkcje (tzn. rozwiązać je za pomocą eliminacji Gaussa oraz wyznaczając rozkład LU macierzy i rozwiązać układ równań Lux = b) dla następujących przypadków:</text:span></text:p>
      <text:p text:style-name="P29"/>
      <text:p text:style-name="P30">a) A = [2.0 -2.0 0.0; -2.0 0.0 2.0; 0.0 -2.0 0.0]</text:p>
      <text:p text:style-name="P30"><text:s text:c="4"/>b = [6.0, 4.0, 2.0]</text:p>
      <text:p text:style-name="P30"/>
      <text:p text:style-name="P32">Rozwiązanie dokładne: <text:span text:style-name="T63">x = [2.0, -1.0, 4.0]</text:span></text:p>
      <text:p text:style-name="P30"/>
      <text:p text:style-name="P31">b) A = [0.0 2.0 -1.0 -2.0; 2.0 -2.0 4.0 -1.0;</text:p>
      <text:p text:style-name="P31"><text:s text:c="5"/>1.0 1.0 1.0 1.0; -2.0 1.0 -2.0 1.0]</text:p>
      <text:p text:style-name="P31"/>
      <text:p text:style-name="P31"><text:s text:c="4"/>b = [-7.0, 6.0, 10.0, -2.0]</text:p>
      <text:p text:style-name="P31"/>
      <text:p text:style-name="P33">Rozwiązanie dokładne: x = [1.0, 2.0, 3.0, 4.0]</text:p>
      <text:p text:style-name="P31"/>
      <text:p text:style-name="P31">c) A = [2.0 -2.0 0.0; -2.0 0.0 2.0; 0.0 -2.0 0.0]</text:p>
      <text:p text:style-name="P31"><text:s text:c="5"/>b = [6.0, 0.0, -2.0]</text:p>
      <text:p text:style-name="P31"/>
      <text:p text:style-name="P34">Rozwiązane dokładne: x = [4.0, 1.0, 4.0]</text:p>
      <text:p text:style-name="P31"/>
      <text:p text:style-name="P31">W powyższych przypadkach obliczyć błędy względne otrzymanych wyników.</text:p>
      <text:p text:style-name="P31"/>
      <text:p text:style-name="P20">4.2 Wyniki</text:p>
      <text:p text:style-name="P35">a)</text:p>
      <text:p text:style-name="P36">Błędy względne <draw:frame draw:style-name="fr2" draw:name="Obiekt6" text:anchor-type="as-char" svg:y="-0.619cm" svg:width="1.58cm" svg:height="0.998cm" draw:z-index="7"><draw:object xlink:href="./Object 6" xlink:type="simple" xlink:show="embed" xlink:actuate="onLoad"/><draw:image xlink:href="./ObjectReplacements/Object 6" xlink:type="simple" xlink:show="embed" xlink:actuate="onLoad"/></draw:frame>dla wszystkich rozpatrywanych przypadków są takie same, tj.</text:p>
      <text:p text:style-name="P36"/>
      <text:p text:style-name="P36"><text:tab/><text:tab/><text:tab/><text:tab/><draw:frame draw:style-name="fr2" draw:name="Obiekt7" text:anchor-type="as-char" svg:y="-0.623cm" svg:width="2.344cm" svg:height="1.002cm" draw:z-index="8"><draw:object xlink:href="./Object 7" xlink:type="simple" xlink:show="embed" xlink:actuate="onLoad"/><draw:image xlink:href="./ObjectReplacements/Object 7" xlink:type="simple" xlink:show="embed" xlink:actuate="onLoad"/><svg:desc>formuła</svg:desc></draw:frame>,</text:p>
      <text:p text:style-name="P107">a wyniki otrzymane za pomocą stworzonych funkcji są takie same, jak rozwiązanie dokładne.</text:p>
      <text:p text:style-name="P107"/>
      <text:p text:style-name="P72">b)</text:p>
      <text:p text:style-name="P79"/>
      <text:p text:style-name="P79">Standardowa eliminacja Gaussa:</text:p>
      <text:p text:style-name="P72"><draw:frame draw:style-name="fr2" draw:name="Obiekt8" text:anchor-type="as-char" svg:y="-0.684cm" svg:width="3.037cm" svg:height="1.065cm" draw:z-index="9"><draw:object xlink:href="./Object 8" xlink:type="simple" xlink:show="embed" xlink:actuate="onLoad"/><draw:image xlink:href="./ObjectReplacements/Object 8" xlink:type="simple" xlink:show="embed" xlink:actuate="onLoad"/><svg:desc>formuła</svg:desc></draw:frame></text:p>
      <text:p text:style-name="P80"/>
      <text:p text:style-name="P79">Eliminacja Gaussa z częściowym wyborem elementu głównego:</text:p>
      <text:p text:style-name="P81"><draw:frame draw:style-name="fr2" draw:name="Obiekt9" text:anchor-type="as-char" svg:y="-0.684cm" svg:width="2.609cm" svg:height="1.065cm" draw:z-index="10"><draw:object xlink:href="./Object 9" xlink:type="simple" xlink:show="embed" xlink:actuate="onLoad"/><draw:image xlink:href="./ObjectReplacements/Object 9" xlink:type="simple" xlink:show="embed" xlink:actuate="onLoad"/><svg:desc>formuła</svg:desc></draw:frame></text:p>
      <text:p text:style-name="P81"/>
      <text:p text:style-name="P79"><text:soft-page-break/>Standardowy rozkład LU:</text:p>
      <text:p text:style-name="P80"><draw:frame draw:style-name="fr2" draw:name="Obiekt10" text:anchor-type="as-char" svg:y="-0.684cm" svg:width="3.039cm" svg:height="1.065cm" draw:z-index="31"><draw:object xlink:href="./Object 10" xlink:type="simple" xlink:show="embed" xlink:actuate="onLoad"/><draw:image xlink:href="./ObjectReplacements/Object 10" xlink:type="simple" xlink:show="embed" xlink:actuate="onLoad"/></draw:frame></text:p>
      <text:p text:style-name="P80"/>
      <text:p text:style-name="P79">Rozkład LU z częściowym wyborem elementu głównego:</text:p>
      <text:p text:style-name="P73"><draw:frame draw:style-name="fr2" draw:name="Obiekt11" text:anchor-type="as-char" svg:y="-0.684cm" svg:width="2.623cm" svg:height="1.065cm" draw:z-index="20"><draw:object xlink:href="./Object 11" xlink:type="simple" xlink:show="embed" xlink:actuate="onLoad"/><draw:image xlink:href="./ObjectReplacements/Object 11" xlink:type="simple" xlink:show="embed" xlink:actuate="onLoad"/><svg:desc>formuła</svg:desc></draw:frame></text:p>
      <text:p text:style-name="P82"/>
      <text:p text:style-name="P83">Eliminacja Gaussa oraz rozkład LU z częściowym wyborem elementu głównego dały takie same wyniki, jak <text:span text:style-name="T72">rozwiązanie</text:span> dokładne. <text:span text:style-name="T73">Funkcje bez częściowego wyboru elementu głównego dały wynik </text:span><text:span text:style-name="T73"><draw:frame draw:style-name="fr2" draw:name="Obiekt13" text:anchor-type="as-char" svg:y="-0.377cm" svg:width="5.235cm" svg:height="0.482cm" draw:z-index="30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73"/>
      <text:p text:style-name="P78">c)</text:p>
      <text:p text:style-name="P37">Błędy względne <draw:frame draw:style-name="fr2" draw:name="Obiekt14" text:anchor-type="as-char" svg:y="-0.619cm" svg:width="1.58cm" svg:height="0.998cm" draw:z-index="23"><draw:object xlink:href="./Object 14" xlink:type="simple" xlink:show="embed" xlink:actuate="onLoad"/><draw:image xlink:href="./ObjectReplacements/Object 14" xlink:type="simple" xlink:show="embed" xlink:actuate="onLoad"/><svg:desc>formuła</svg:desc></draw:frame>dla wszystkich rozpatrywanych przypadków są takie same, tj.</text:p>
      <text:p text:style-name="P37"/>
      <text:p text:style-name="P84"><text:span text:style-name="T71"><text:tab/><text:tab/><text:tab/><text:tab/></text:span><text:span text:style-name="T71"><draw:frame draw:style-name="fr2" draw:name="Obiekt12" text:anchor-type="as-char" svg:y="-0.623cm" svg:width="2.535cm" svg:height="1.002cm" draw:z-index="21"><draw:object xlink:href="./Object 12" xlink:type="simple" xlink:show="embed" xlink:actuate="onLoad"/><draw:image xlink:href="./ObjectReplacements/Object 12" xlink:type="simple" xlink:show="embed" xlink:actuate="onLoad"/><svg:desc>formuła</svg:desc></draw:frame></text:span><text:span text:style-name="T71">,</text:span></text:p>
      <text:p text:style-name="P85"><text:span text:style-name="T71">t</text:span><text:span text:style-name="T70">zn. wszystkie otrzymane wyniki są takie same jak rozwiązanie dokładne.</text:span></text:p>
      <text:p text:style-name="P74"/>
      <text:p text:style-name="P55">4.3 Wnioski</text:p>
      <text:p text:style-name="P75">Możemy zauważyć, że stworzone funkcje działają poprawnie. Podpunkt b) pokazuje, że częściowy wybór elementu głównego może umożliwić otrzymanie poprawnego wyniku, <text:span text:style-name="T65">podczas </text:span>gdy funkcja bez częściowego wyboru elementu głównego daje wynik błędny.</text:p>
      <text:p text:style-name="P75"/>
      <text:p text:style-name="P75"/>
      <text:p text:style-name="P5">5. Zadanie 5</text:p>
      <text:p text:style-name="P56">5.1 Opis problemu</text:p>
      <text:p text:style-name="P56"><text:tab/><text:span text:style-name="T43">Rozwiązać za pomocą utworzonych funkcji układ równań Ax = b dla A wygenerowanej za pomocą funkcji matcond (lista 2) oraz podać błędy względne otrzymanych wyników. </text:span><text:span text:style-name="T44">Rozwiązać zadanie za pomocą eliminacji Gaussa, a następnie dwuetapowo </text:span><text:span text:style-name="T45">wyznaczając</text:span><text:span text:style-name="T44"> macierz LU.</text:span></text:p>
      <text:p text:style-name="P70"/>
      <text:p text:style-name="P58"><text:span text:style-name="T66">5.</text:span>2 Wyniki</text:p>
      <text:p text:style-name="P58"/>
      <text:p text:style-name="P71">Otrzymywane wyniki oznaczane będą w następujacy sposób:</text:p>
      <text:p text:style-name="P71">x<text:span text:style-name="T23">1</text:span><text:span text:style-name="T28"> – wynik eliminacji Gaussa,</text:span></text:p>
      <text:p text:style-name="P71"><text:span text:style-name="T28">x</text:span><text:span text:style-name="T23">2</text:span><text:span text:style-name="T28"> - <text:s/>wynik eliminacji Gaussa </text:span><text:span text:style-name="T37">z częściowym wyborem elementu głównego,</text:span></text:p>
      <text:p text:style-name="P71"><text:span text:style-name="T37">x</text:span><text:span text:style-name="T27">3</text:span><text:span text:style-name="T37"> – wynik rozwiązania z rozkładem LU,</text:span></text:p>
      <text:p text:style-name="P71"><text:span text:style-name="T37">x</text:span><text:span text:style-name="T27">4</text:span><text:span text:style-name="T37"> - <text:s/>wynik rozwiązania z rozkładem LU <text:s/>z częściowym wyborem elementu głównego.</text:span></text:p>
      <text:p text:style-name="P57"/>
      <text:p text:style-name="P57"><text:s/>n = 5</text:p>
      <table:table table:name="Tabela1" table:style-name="Tabela1">
        <table:table-column table:style-name="Tabela1.A"/>
        <table:table-column table:style-name="Tabela1.B" table:number-columns-repeated="4"/>
        <table:table-row>
          <table:table-cell table:style-name="Tabela1.A1" office:value-type="string">
            <text:p text:style-name="P95">c</text:p>
          </table:table-cell>
          <table:table-cell table:style-name="Tabela1.A1" office:value-type="string">
            <text:p text:style-name="P90"><draw:frame draw:style-name="fr2" draw:name="Obiekt15" text:anchor-type="as-char" svg:y="-0.684cm" svg:width="1.653cm" svg:height="1.065cm" draw:z-index="25"><draw:object xlink:href="./Object 15" xlink:type="simple" xlink:show="embed" xlink:actuate="onLoad"/><draw:image xlink:href="./ObjectReplacements/Object 15" xlink:type="simple" xlink:show="embed" xlink:actuate="onLoad"/><svg:desc>formuła</svg:desc></draw:frame></text:p>
          </table:table-cell>
          <table:table-cell table:style-name="Tabela1.A1" office:value-type="string">
            <text:p text:style-name="P92"><draw:frame draw:style-name="fr2" draw:name="Obiekt16" text:anchor-type="as-char" svg:y="-0.684cm" svg:width="1.653cm" svg:height="1.065cm" draw:z-index="26"><draw:object xlink:href="./Object 16" xlink:type="simple" xlink:show="embed" xlink:actuate="onLoad"/><draw:image xlink:href="./ObjectReplacements/Object 16" xlink:type="simple" xlink:show="embed" xlink:actuate="onLoad"/><svg:desc>formuła</svg:desc></draw:frame></text:p>
          </table:table-cell>
          <table:table-cell table:style-name="Tabela1.A1" office:value-type="string">
            <text:p text:style-name="P92"><draw:frame draw:style-name="fr2" draw:name="Obiekt17" text:anchor-type="as-char" svg:y="-0.684cm" svg:width="1.655cm" svg:height="1.065cm" draw:z-index="27"><draw:object xlink:href="./Object 17" xlink:type="simple" xlink:show="embed" xlink:actuate="onLoad"/><draw:image xlink:href="./ObjectReplacements/Object 17" xlink:type="simple" xlink:show="embed" xlink:actuate="onLoad"/><svg:desc>formuła</svg:desc></draw:frame></text:p>
          </table:table-cell>
          <table:table-cell table:style-name="Tabela1.E1" office:value-type="string">
            <text:p text:style-name="P93"><draw:frame draw:style-name="fr2" draw:name="Obiekt18" text:anchor-type="as-char" svg:y="-0.684cm" svg:width="1.669cm" svg:height="1.065cm" draw:z-index="28"><draw:object xlink:href="./Object 18" xlink:type="simple" xlink:show="embed" xlink:actuate="onLoad"/><draw:image xlink:href="./ObjectReplacements/Object 18" xlink:type="simple" xlink:show="embed" xlink:actuate="onLoad"/><svg:desc>formuła</svg:desc></draw:frame></text:p>
          </table:table-cell>
        </table:table-row>
        <table:table-row>
          <table:table-cell table:style-name="Tabela1.A2" office:value-type="string">
            <text:p text:style-name="P112">1.0</text:p>
          </table:table-cell>
          <table:table-cell table:style-name="Tabela1.A2" office:value-type="string">
            <text:p text:style-name="P114">9.101120538054985e-16</text:p>
          </table:table-cell>
          <table:table-cell table:style-name="Tabela1.A2" office:value-type="string">
            <text:p text:style-name="P114">1.790180836524724e-16</text:p>
          </table:table-cell>
          <table:table-cell table:style-name="Tabela1.A2" office:value-type="string">
            <text:p text:style-name="P114">1.1926503342248459e-15</text:p>
          </table:table-cell>
          <table:table-cell table:style-name="Tabela1.E2" office:value-type="string">
            <text:p text:style-name="P114">2.2752801345137457e-16</text:p>
          </table:table-cell>
        </table:table-row>
        <table:table-row>
          <table:table-cell table:style-name="Tabela1.A2" office:value-type="string">
            <text:p text:style-name="P111">1.0e7</text:p>
          </table:table-cell>
          <table:table-cell table:style-name="Tabela1.A2" office:value-type="string">
            <text:p text:style-name="P114">2.0669912983945905e-10</text:p>
          </table:table-cell>
          <table:table-cell table:style-name="Tabela1.A2" office:value-type="string">
            <text:p text:style-name="P114">4.636761438170838e-11</text:p>
          </table:table-cell>
          <table:table-cell table:style-name="Tabela1.A2" office:value-type="string">
            <text:p text:style-name="P114">1.8602921643913717e-10</text:p>
          </table:table-cell>
          <table:table-cell table:style-name="Tabela1.E2" office:value-type="string">
            <text:p text:style-name="P114">9.273549071328304e-11</text:p>
          </table:table-cell>
        </table:table-row>
        <table:table-row>
          <table:table-cell table:style-name="Tabela1.A2" office:value-type="string">
            <text:p text:style-name="P106"><text:span text:style-name="T74">1.0e1</text:span><text:span text:style-name="T75">6</text:span></text:p>
          </table:table-cell>
          <table:table-cell table:style-name="Tabela1.A2" office:value-type="string">
            <text:p text:style-name="P114">1.099886670554556</text:p>
          </table:table-cell>
          <table:table-cell table:style-name="Tabela1.A2" office:value-type="string">
            <text:p text:style-name="P114">0.04334528750953912</text:p>
          </table:table-cell>
          <table:table-cell table:style-name="Tabela1.A2" office:value-type="string">
            <text:p text:style-name="P114">1.0286886494695522</text:p>
          </table:table-cell>
          <table:table-cell table:style-name="Tabela1.E2" office:value-type="string">
            <text:p text:style-name="P114">0.1300358625286172</text:p>
          </table:table-cell>
        </table:table-row>
      </table:table>
      <text:p text:style-name="P86"/>
      <text:p text:style-name="P87"><text:soft-page-break/>n = 10</text:p>
      <table:table table:name="Tabela2" table:style-name="Tabela2">
        <table:table-column table:style-name="Tabela2.A"/>
        <table:table-column table:style-name="Tabela2.B" table:number-columns-repeated="4"/>
        <table:table-row>
          <table:table-cell table:style-name="Tabela2.A1" office:value-type="string">
            <text:p text:style-name="P95">c</text:p>
          </table:table-cell>
          <table:table-cell table:style-name="Tabela2.A1" office:value-type="string">
            <text:p text:style-name="P91"><draw:frame draw:style-name="fr2" draw:name="Obiekt19" text:anchor-type="as-char" svg:y="-0.684cm" svg:width="1.653cm" svg:height="1.065cm" draw:z-index="11"><draw:object xlink:href="./Object 19" xlink:type="simple" xlink:show="embed" xlink:actuate="onLoad"/><draw:image xlink:href="./ObjectReplacements/Object 19" xlink:type="simple" xlink:show="embed" xlink:actuate="onLoad"/><svg:desc>formuła</svg:desc></draw:frame></text:p>
          </table:table-cell>
          <table:table-cell table:style-name="Tabela2.A1" office:value-type="string">
            <text:p text:style-name="P94"><draw:frame draw:style-name="fr2" draw:name="Obiekt20" text:anchor-type="as-char" svg:y="-0.684cm" svg:width="1.653cm" svg:height="1.065cm" draw:z-index="12"><draw:object xlink:href="./Object 20" xlink:type="simple" xlink:show="embed" xlink:actuate="onLoad"/><draw:image xlink:href="./ObjectReplacements/Object 20" xlink:type="simple" xlink:show="embed" xlink:actuate="onLoad"/><svg:desc>formuła</svg:desc></draw:frame></text:p>
          </table:table-cell>
          <table:table-cell table:style-name="Tabela2.A1" office:value-type="string">
            <text:p text:style-name="P94"><draw:frame draw:style-name="fr2" draw:name="Obiekt21" text:anchor-type="as-char" svg:y="-0.684cm" svg:width="1.655cm" svg:height="1.065cm" draw:z-index="13"><draw:object xlink:href="./Object 21" xlink:type="simple" xlink:show="embed" xlink:actuate="onLoad"/><draw:image xlink:href="./ObjectReplacements/Object 21" xlink:type="simple" xlink:show="embed" xlink:actuate="onLoad"/><svg:desc>formuła</svg:desc></draw:frame></text:p>
          </table:table-cell>
          <table:table-cell table:style-name="Tabela2.E1" office:value-type="string">
            <text:p text:style-name="P94"><draw:frame draw:style-name="fr2" draw:name="Obiekt22" text:anchor-type="as-char" svg:y="-0.684cm" svg:width="1.669cm" svg:height="1.065cm" draw:z-index="14"><draw:object xlink:href="./Object 22" xlink:type="simple" xlink:show="embed" xlink:actuate="onLoad"/><draw:image xlink:href="./ObjectReplacements/Object 22" xlink:type="simple" xlink:show="embed" xlink:actuate="onLoad"/><svg:desc>formuła</svg:desc></draw:frame></text:p>
          </table:table-cell>
        </table:table-row>
        <table:table-row>
          <table:table-cell table:style-name="Tabela2.A2" office:value-type="string">
            <text:p text:style-name="P113">1.0</text:p>
          </table:table-cell>
          <table:table-cell table:style-name="Tabela2.A2" office:value-type="string">
            <text:p text:style-name="P113">4.4631794106886355e-15</text:p>
          </table:table-cell>
          <table:table-cell table:style-name="Tabela2.A2" office:value-type="string">
            <text:p text:style-name="P113">5.017053503040635e-15</text:p>
          </table:table-cell>
          <table:table-cell table:style-name="Tabela2.A2" office:value-type="string">
            <text:p text:style-name="P113">4.3844673774706695e-15</text:p>
          </table:table-cell>
          <table:table-cell table:style-name="Tabela2.E2" office:value-type="string">
            <text:p text:style-name="P113">8.176549499482084e-15</text:p>
          </table:table-cell>
        </table:table-row>
        <table:table-row>
          <table:table-cell table:style-name="Tabela2.A2" office:value-type="string">
            <text:p text:style-name="P113">1.0e7</text:p>
          </table:table-cell>
          <table:table-cell table:style-name="Tabela2.A2" office:value-type="string">
            <text:p text:style-name="P113">2.7218699291112005e-10</text:p>
          </table:table-cell>
          <table:table-cell table:style-name="Tabela2.A2" office:value-type="string">
            <text:p text:style-name="P113">3.859006948448978e-11</text:p>
          </table:table-cell>
          <table:table-cell table:style-name="Tabela2.A2" office:value-type="string">
            <text:p text:style-name="P113">2.9033290631787236e-10</text:p>
          </table:table-cell>
          <table:table-cell table:style-name="Tabela2.E2" office:value-type="string">
            <text:p text:style-name="P113">9.37170768583103e-11</text:p>
          </table:table-cell>
        </table:table-row>
        <table:table-row>
          <table:table-cell table:style-name="Tabela2.A2" office:value-type="string">
            <text:p text:style-name="P113">1.0e16</text:p>
          </table:table-cell>
          <table:table-cell table:style-name="Tabela2.A2" office:value-type="string">
            <text:p text:style-name="P113">0.8477700601759703</text:p>
          </table:table-cell>
          <table:table-cell table:style-name="Tabela2.A2" office:value-type="string">
            <text:p text:style-name="P113">0.6575164560072158</text:p>
          </table:table-cell>
          <table:table-cell table:style-name="Tabela2.A2" office:value-type="string">
            <text:p text:style-name="P113">0.8416819448425704</text:p>
          </table:table-cell>
          <table:table-cell table:style-name="Tabela2.E2" office:value-type="string">
            <text:p text:style-name="P113">0.5479303800060136</text:p>
          </table:table-cell>
        </table:table-row>
      </table:table>
      <text:p text:style-name="P60"/>
      <text:p text:style-name="P68">n = 20</text:p>
      <table:table table:name="Tabela3" table:style-name="Tabela3">
        <table:table-column table:style-name="Tabela3.A"/>
        <table:table-column table:style-name="Tabela3.B" table:number-columns-repeated="4"/>
        <table:table-row>
          <table:table-cell table:style-name="Tabela3.A1" office:value-type="string">
            <text:p text:style-name="P95">c</text:p>
          </table:table-cell>
          <table:table-cell table:style-name="Tabela3.A1" office:value-type="string">
            <text:p text:style-name="P91"><draw:frame draw:style-name="fr2" draw:name="Obiekt23" text:anchor-type="as-char" svg:y="-0.684cm" svg:width="1.653cm" svg:height="1.065cm" draw:z-index="15"><draw:object xlink:href="./Object 23" xlink:type="simple" xlink:show="embed" xlink:actuate="onLoad"/><draw:image xlink:href="./ObjectReplacements/Object 23" xlink:type="simple" xlink:show="embed" xlink:actuate="onLoad"/><svg:desc>formuła</svg:desc></draw:frame></text:p>
          </table:table-cell>
          <table:table-cell table:style-name="Tabela3.A1" office:value-type="string">
            <text:p text:style-name="P94"><draw:frame draw:style-name="fr2" draw:name="Obiekt24" text:anchor-type="as-char" svg:y="-0.684cm" svg:width="1.653cm" svg:height="1.065cm" draw:z-index="16"><draw:object xlink:href="./Object 24" xlink:type="simple" xlink:show="embed" xlink:actuate="onLoad"/><draw:image xlink:href="./ObjectReplacements/Object 24" xlink:type="simple" xlink:show="embed" xlink:actuate="onLoad"/><svg:desc>formuła</svg:desc></draw:frame></text:p>
          </table:table-cell>
          <table:table-cell table:style-name="Tabela3.A1" office:value-type="string">
            <text:p text:style-name="P94"><draw:frame draw:style-name="fr2" draw:name="Obiekt25" text:anchor-type="as-char" svg:y="-0.684cm" svg:width="1.655cm" svg:height="1.065cm" draw:z-index="17"><draw:object xlink:href="./Object 25" xlink:type="simple" xlink:show="embed" xlink:actuate="onLoad"/><draw:image xlink:href="./ObjectReplacements/Object 25" xlink:type="simple" xlink:show="embed" xlink:actuate="onLoad"/><svg:desc>formuła</svg:desc></draw:frame></text:p>
          </table:table-cell>
          <table:table-cell table:style-name="Tabela3.E1" office:value-type="string">
            <text:p text:style-name="P94"><draw:frame draw:style-name="fr2" draw:name="Obiekt26" text:anchor-type="as-char" svg:y="-0.684cm" svg:width="1.669cm" svg:height="1.065cm" draw:z-index="18"><draw:object xlink:href="./Object 26" xlink:type="simple" xlink:show="embed" xlink:actuate="onLoad"/><draw:image xlink:href="./ObjectReplacements/Object 26" xlink:type="simple" xlink:show="embed" xlink:actuate="onLoad"/><svg:desc>formuła</svg:desc></draw:frame></text:p>
          </table:table-cell>
        </table:table-row>
        <table:table-row>
          <table:table-cell table:style-name="Tabela3.A2" office:value-type="string">
            <text:p text:style-name="P113">1.0</text:p>
          </table:table-cell>
          <table:table-cell table:style-name="Tabela3.A2" office:value-type="string">
            <text:p text:style-name="P113">9.959882470769532e-15</text:p>
          </table:table-cell>
          <table:table-cell table:style-name="Tabela3.A2" office:value-type="string">
            <text:p text:style-name="P113">1.162292691274871e-15</text:p>
          </table:table-cell>
          <table:table-cell table:style-name="Tabela3.A2" office:value-type="string">
            <text:p text:style-name="P113">5.495435753710188e-15</text:p>
          </table:table-cell>
          <table:table-cell table:style-name="Tabela3.E2" office:value-type="string">
            <text:p text:style-name="P113">9.351610926184623e-16</text:p>
          </table:table-cell>
        </table:table-row>
        <table:table-row>
          <table:table-cell table:style-name="Tabela3.A2" office:value-type="string">
            <text:p text:style-name="P113">1.0e7</text:p>
          </table:table-cell>
          <table:table-cell table:style-name="Tabela3.A2" office:value-type="string">
            <text:p text:style-name="P113">5.960510259895137e-9</text:p>
          </table:table-cell>
          <table:table-cell table:style-name="Tabela3.A2" office:value-type="string">
            <text:p text:style-name="P113">5.511615152767048e-10</text:p>
          </table:table-cell>
          <table:table-cell table:style-name="Tabela3.A2" office:value-type="string">
            <text:p text:style-name="P113">5.75903811851475e-9</text:p>
          </table:table-cell>
          <table:table-cell table:style-name="Tabela3.E2" office:value-type="string">
            <text:p text:style-name="P113">5.672646981768689e-10</text:p>
          </table:table-cell>
        </table:table-row>
        <table:table-row>
          <table:table-cell table:style-name="Tabela3.A2" office:value-type="string">
            <text:p text:style-name="P113">1.0e16</text:p>
          </table:table-cell>
          <table:table-cell table:style-name="Tabela3.A2" office:value-type="string">
            <text:p text:style-name="P113">1.4576867757139231</text:p>
          </table:table-cell>
          <table:table-cell table:style-name="Tabela3.A2" office:value-type="string">
            <text:p text:style-name="P113">0.44809568157184815</text:p>
          </table:table-cell>
          <table:table-cell table:style-name="Tabela3.A2" office:value-type="string">
            <text:p text:style-name="P113">1.180238371780257</text:p>
          </table:table-cell>
          <table:table-cell table:style-name="Tabela3.E2" office:value-type="string">
            <text:p text:style-name="P113">0.43223249761154137</text:p>
          </table:table-cell>
        </table:table-row>
      </table:table>
      <text:p text:style-name="P60"/>
      <text:p text:style-name="P60">5.3 Wnioski</text:p>
      <text:p text:style-name="P59"><text:tab/><text:span text:style-name="T46">Możemy zauważyć, że wraz ze wzroste</text:span><text:span text:style-name="T47">m</text:span><text:span text:style-name="T46"> uwarunkowania macierzy c</text:span><text:span text:style-name="T48"> </text:span><text:span text:style-name="T50">błędy względne otrzymywanych wyników są coraz większe.</text:span></text:p>
      <text:p text:style-name="P59"/>
      <text:p text:style-name="P6"><text:span text:style-name="T67">6. </text:span>Zadanie 6</text:p>
      <text:p text:style-name="P61">6.1 Opis problemu</text:p>
      <text:p text:style-name="P62"><text:span text:style-name="T41"><text:tab/></text:span><text:span text:style-name="T49"> </text:span><text:span text:style-name="T43">Rozwiązać za pomocą utworzonych funkcji układ równań Ax = b dla</text:span></text:p>
      <text:p text:style-name="P69">A = [3282825675.08941 -5013081565.65267 3409304728.02911;</text:p>
      <text:p text:style-name="P69"><text:s text:c="8"/>3256050991.27407 439858221.670267 -3005859117.97034;</text:p>
      <text:p text:style-name="P69"><text:s text:c="8"/>-5931951819.47511 4642259422.30978 -948447572.032458]</text:p>
      <text:p text:style-name="P69">b = [3231618621.992, 7642010299.1924, -9459784185.83823]</text:p>
      <text:p text:style-name="P63"/>
      <text:p text:style-name="P64"><text:span text:style-name="T43">oraz podać błędy względne otrzymanych wyników. </text:span><text:span text:style-name="T44">Rozwiązać zadanie za pomocą eliminacji Gaussa, a następnie dwuetapowo </text:span><text:span text:style-name="T45">wyznaczając</text:span><text:span text:style-name="T44"> macierz LU.</text:span></text:p>
      <text:p text:style-name="P64"/>
      <text:p text:style-name="P65">6.2 Wyniki</text:p>
      <text:p text:style-name="P66"/>
      <text:p text:style-name="P67">Otrzymane wyniki:</text:p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row>
          <table:table-cell table:style-name="Tabela18.A1" office:value-type="string">
            <text:p text:style-name="P89">Gauss(A, b, false)</text:p>
          </table:table-cell>
          <table:table-cell table:style-name="Tabela18.A1" office:value-type="string">
            <text:p text:style-name="P98">2.9999987059597295</text:p>
          </table:table-cell>
          <table:table-cell table:style-name="Tabela18.A1" office:value-type="string">
            <text:p text:style-name="P98">1.9999980002817843</text:p>
          </table:table-cell>
          <table:table-cell table:style-name="Tabela18.D1" office:value-type="string">
            <text:p text:style-name="P98">0.9999983056246484</text:p>
          </table:table-cell>
        </table:table-row>
        <table:table-row>
          <table:table-cell table:style-name="Tabela18.A2" office:value-type="string">
            <text:p text:style-name="P97">Gauss(A, b, <text:span text:style-name="T64">true</text:span>)</text:p>
          </table:table-cell>
          <table:table-cell table:style-name="Tabela18.A2" office:value-type="string">
            <text:p text:style-name="P104">2.999998709031475</text:p>
          </table:table-cell>
          <table:table-cell table:style-name="Tabela18.A2" office:value-type="string">
            <text:p text:style-name="P103">1.9999980050286421</text:p>
          </table:table-cell>
          <table:table-cell table:style-name="Tabela18.D2" office:value-type="string">
            <text:p text:style-name="P104">0.9999983096466942</text:p>
          </table:table-cell>
        </table:table-row>
        <table:table-row>
          <table:table-cell table:style-name="Tabela18.A2" office:value-type="string">
            <text:p text:style-name="P96">Luxb(lu, false, b, ipvt)</text:p>
          </table:table-cell>
          <table:table-cell table:style-name="Tabela18.A2" office:value-type="string">
            <text:p text:style-name="P101">2.999998964767783</text:p>
          </table:table-cell>
          <table:table-cell table:style-name="Tabela18.A2" office:value-type="string">
            <text:p text:style-name="P101">1.9999984002254274</text:p>
          </table:table-cell>
          <table:table-cell table:style-name="Tabela18.D2" office:value-type="string">
            <text:p text:style-name="P100">0.9999986444997188</text:p>
          </table:table-cell>
        </table:table-row>
        <table:table-row>
          <table:table-cell table:style-name="Tabela18.A2" office:value-type="string">
            <text:p text:style-name="P96">Luxb(lu, <text:span text:style-name="T64">true</text:span>, b, ipvt)</text:p>
          </table:table-cell>
          <table:table-cell table:style-name="Tabela18.A2" office:value-type="string">
            <text:p text:style-name="P105">2.999998709031475</text:p>
          </table:table-cell>
          <table:table-cell table:style-name="Tabela18.A2" office:value-type="string">
            <text:p text:style-name="P105">1.9999980050286421</text:p>
          </table:table-cell>
          <table:table-cell table:style-name="Tabela18.D2" office:value-type="string">
            <text:p text:style-name="P102">0.9999983096466942</text:p>
          </table:table-cell>
        </table:table-row>
      </table:table>
      <text:p text:style-name="P66"/>
      <text:p text:style-name="P67">Błędy względne:</text:p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row>
          <table:table-cell table:style-name="Tabela16.A1" office:value-type="string">
            <text:p text:style-name="P88"><draw:frame draw:style-name="fr2" draw:name="Obiekt27" text:anchor-type="as-char" svg:y="-0.684cm" svg:width="1.653cm" svg:height="1.065cm" draw:z-index="19"><draw:object xlink:href="./Object 27" xlink:type="simple" xlink:show="embed" xlink:actuate="onLoad"/><draw:image xlink:href="./ObjectReplacements/Object 27" xlink:type="simple" xlink:show="embed" xlink:actuate="onLoad"/><svg:desc>formuła</svg:desc></draw:frame></text:p>
          </table:table-cell>
          <table:table-cell table:style-name="Tabela16.A1" office:value-type="string">
            <text:p text:style-name="P99"><draw:frame draw:style-name="fr2" draw:name="Obiekt28" text:anchor-type="as-char" svg:y="-0.684cm" svg:width="1.653cm" svg:height="1.065cm" draw:z-index="22"><draw:object xlink:href="./Object 28" xlink:type="simple" xlink:show="embed" xlink:actuate="onLoad"/><draw:image xlink:href="./ObjectReplacements/Object 28" xlink:type="simple" xlink:show="embed" xlink:actuate="onLoad"/><svg:desc>formuła</svg:desc></draw:frame></text:p>
          </table:table-cell>
          <table:table-cell table:style-name="Tabela16.A1" office:value-type="string">
            <text:p text:style-name="P99"><draw:frame draw:style-name="fr2" draw:name="Obiekt29" text:anchor-type="as-char" svg:y="-0.684cm" svg:width="1.655cm" svg:height="1.065cm" draw:z-index="24"><draw:object xlink:href="./Object 29" xlink:type="simple" xlink:show="embed" xlink:actuate="onLoad"/><draw:image xlink:href="./ObjectReplacements/Object 29" xlink:type="simple" xlink:show="embed" xlink:actuate="onLoad"/><svg:desc>formuła</svg:desc></draw:frame></text:p>
          </table:table-cell>
          <table:table-cell table:style-name="Tabela16.D1" office:value-type="string">
            <text:p text:style-name="P99"><draw:frame draw:style-name="fr2" draw:name="Obiekt30" text:anchor-type="as-char" svg:y="-0.684cm" svg:width="1.669cm" svg:height="1.065cm" draw:z-index="29"><draw:object xlink:href="./Object 30" xlink:type="simple" xlink:show="embed" xlink:actuate="onLoad"/><draw:image xlink:href="./ObjectReplacements/Object 30" xlink:type="simple" xlink:show="embed" xlink:actuate="onLoad"/><svg:desc>formuła</svg:desc></draw:frame></text:p>
          </table:table-cell>
        </table:table-row>
        <table:table-row>
          <table:table-cell table:style-name="Tabela16.A2" office:value-type="string">
            <text:p text:style-name="P115">7.812225307554549e-7</text:p>
          </table:table-cell>
          <table:table-cell table:style-name="Tabela16.A2" office:value-type="string">
            <text:p text:style-name="P116">7.793680933748821 e-7</text:p>
          </table:table-cell>
          <table:table-cell table:style-name="Tabela16.A2" office:value-type="string">
            <text:p text:style-name="P117">6.249780246615869e-7</text:p>
          </table:table-cell>
          <table:table-cell table:style-name="Tabela16.D2" office:value-type="string">
            <text:p text:style-name="P116">7.793680933748821e-7</text:p>
          </table:table-cell>
        </table:table-row>
      </table:table>
      <text:p text:style-name="P109"><text:soft-page-break/>6.3 Wnioski</text:p>
      <text:p text:style-name="P110"><text:tab/><text:span text:style-name="T51">Otrzymane wyniki w bardzo małym stopniu różnią się od rozwiązania dokładnego tej macierzy (3, 2, 1). Jest to spowodowane tym, że części ułamkowych podanych liczb nie da się zapisać za pomocą skończonej liczby 0 i 1 w systemie binarnym. Przez niedokładność zapisu liczb danych w macierzy uzyskanie takiego samego wyniku jak rozwi</text:span><text:span text:style-name="T52">ą</text:span><text:span text:style-name="T51">zanie dok</text:span><text:span text:style-name="T52">ł</text:span><text:span text:style-name="T51">adne staje się niemo</text:span><text:span text:style-name="T52">ż</text:span><text:span text:style-name="T51">liw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inherit" svg:font-family="inherit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8T16:51:23.874842422</meta:creation-date>
    <meta:generator>LibreOffice/4.2.8.2$Linux_x86 LibreOffice_project/420m0$Build-2</meta:generator>
    <dc:date>2015-12-28T00:00:34.024757586</dc:date>
    <meta:editing-duration>PT5H21M42S</meta:editing-duration>
    <meta:editing-cycles>167</meta:editing-cycles>
    <meta:document-statistic meta:table-count="5" meta:image-count="0" meta:object-count="30" meta:page-count="7" meta:paragraph-count="197" meta:word-count="1325" meta:character-count="9444" meta:non-whitespace-character-count="8192"/>
  </office:meta>
</office:document-meta>
</file>

<file path=Object 1/content.xml><?xml version="1.0" encoding="utf-8"?>
<math xmlns="http://www.w3.org/1998/Math/MathML" display="block">
  <semantics>
    <mrow>
      <msub>
        <mi>x</mi>
        <mi>i</mi>
      </msub>
      <mo stretchy="false">=</mo>
      <mfrac>
        <mrow>
          <msub>
            <mi>b</mi>
            <mi>i</mi>
          </msub>
          <mo stretchy="false">−</mo>
          <mrow>
            <munderover>
              <mo stretchy="false">∑</mo>
              <mrow>
                <mi>j</mi>
                <mo stretchy="false">=</mo>
                <mrow>
                  <mi>i</mi>
                  <mo stretchy="false">+</mo>
                  <mn>1</mn>
                </mrow>
              </mrow>
              <mi>n</mi>
            </munderover>
            <mrow>
              <mi>A</mi>
              <mrow>
                <mrow>
                  <mo fence="true" stretchy="false">[</mo>
                  <mrow>
                    <mrow>
                      <mi>i</mi>
                      <mi>,</mi>
                      <mi>j</mi>
                    </mrow>
                  </mrow>
                  <mo fence="true" stretchy="false">]</mo>
                </mrow>
                <mo stretchy="false">∗</mo>
                <mi>x</mi>
              </mrow>
              <mrow>
                <mo fence="true" stretchy="false">[</mo>
                <mrow>
                  <mi>j</mi>
                </mrow>
                <mo fence="true" stretchy="false">]</mo>
              </mrow>
            </mrow>
          </mrow>
        </mrow>
        <mrow>
          <mi>A</mi>
          <mrow>
            <mo fence="true" stretchy="false">[</mo>
            <mrow>
              <mrow>
                <mi>i</mi>
                <mi>,</mi>
                <mi>i</mi>
              </mrow>
            </mrow>
            <mo fence="true" stretchy="false">]</mo>
          </mrow>
        </mrow>
      </mfrac>
    </mrow>
    <annotation encoding="StarMath 5.0">x_i = {b_i -  sum from { { j = i+1 } } to { n } { A[i, j] * x[j]}} over { A[i, i] }</annotation>
  </semantics>
</math>
</file>

<file path=Object 10/content.xml><?xml version="1.0" encoding="utf-8"?>
<math xmlns="http://www.w3.org/1998/Math/MathML" display="block">
  <semantics>
    <mrow>
      <mfrac>
        <mrow>
          <mtext>||</mtext>
          <mrow>
            <mover accent="true">
              <msub>
                <mi>x</mi>
                <mn>3</mn>
              </msub>
              <mo stretchy="false">~</mo>
            </mover>
            <mo stretchy="false">−</mo>
            <mi>x</mi>
          </mrow>
          <mtext>||</mtext>
        </mrow>
        <mrow>
          <mtext>    ||</mtext>
          <mi>x</mi>
          <mtext>||</mtext>
        </mrow>
      </mfrac>
      <mrow>
        <mtext> </mtext>
        <mo stretchy="false">=</mo>
        <mi mathvariant="italic">NaN</mi>
      </mrow>
    </mrow>
    <annotation encoding="StarMath 5.0">{"||" tilde x_3 - x"||" } over {"    ||"x"||"} " "= NaN</annotation>
  </semantics>
</math>
</file>

<file path=Object 11/content.xml><?xml version="1.0" encoding="utf-8"?>
<math xmlns="http://www.w3.org/1998/Math/MathML" display="block">
  <semantics>
    <mrow>
      <mfrac>
        <mrow>
          <mtext>||</mtext>
          <mrow>
            <mover accent="true">
              <msub>
                <mi>x</mi>
                <mn>4</mn>
              </msub>
              <mo stretchy="false">~</mo>
            </mover>
            <mo stretchy="false">−</mo>
            <mi>x</mi>
          </mrow>
          <mtext>||</mtext>
        </mrow>
        <mrow>
          <mtext>    ||</mtext>
          <mi>x</mi>
          <mtext>||</mtext>
        </mrow>
      </mfrac>
      <mrow>
        <mtext> </mtext>
        <mo stretchy="false">=</mo>
        <mtext> </mtext>
      </mrow>
      <mn>0</mn>
    </mrow>
    <annotation encoding="StarMath 5.0">{"||" tilde x_4 - x"||" } over {"    ||"x"||"} " "= " "0</annotation>
  </semantics>
</math>
</file>

<file path=Object 12/content.xml><?xml version="1.0" encoding="utf-8"?>
<math xmlns="http://www.w3.org/1998/Math/MathML" display="block">
  <semantics>
    <mrow>
      <mfrac>
        <mrow>
          <mtext>||</mtext>
          <mrow>
            <mover accent="true">
              <mi>x</mi>
              <mo stretchy="false">~</mo>
            </mover>
            <mo stretchy="false">−</mo>
            <mi>x</mi>
          </mrow>
          <mtext>||</mtext>
        </mrow>
        <mrow>
          <mtext>    ||</mtext>
          <mi>x</mi>
          <mtext>||</mtext>
        </mrow>
      </mfrac>
      <mrow>
        <mtext> </mtext>
        <mo stretchy="false">=</mo>
        <mtext> </mtext>
      </mrow>
      <mn>0</mn>
    </mrow>
    <annotation encoding="StarMath 5.0">{"||" tilde x - x"||" } over {"    ||"x"||"} " "= " " 0</annotation>
  </semantics>
</math>
</file>

<file path=Object 13/content.xml><?xml version="1.0" encoding="utf-8"?>
<math xmlns="http://www.w3.org/1998/Math/MathML" display="block">
  <semantics>
    <mrow>
      <mrow>
        <mover accent="true">
          <mi>x</mi>
          <mo stretchy="false">~</mo>
        </mover>
        <mo stretchy="false">=</mo>
        <mrow>
          <mo fence="true" stretchy="false">[</mo>
          <mrow>
            <mrow>
              <mi mathvariant="italic">NaN</mi>
              <mi>,</mi>
              <mi mathvariant="italic">NaN</mi>
              <mi>,</mi>
              <mi mathvariant="italic">NaN</mi>
              <mi>,</mi>
              <mi mathvariant="italic">NaN</mi>
            </mrow>
          </mrow>
          <mo fence="true" stretchy="false">]</mo>
        </mrow>
      </mrow>
      <mn>.</mn>
    </mrow>
    <annotation encoding="StarMath 5.0">tilde x = [ NaN, NaN, NaN, NaN ]. </annotation>
  </semantics>
</math>
</file>

<file path=Object 14/content.xml><?xml version="1.0" encoding="utf-8"?>
<math xmlns="http://www.w3.org/1998/Math/MathML" display="block">
  <semantics>
    <mfrac>
      <mrow>
        <mtext>||</mtext>
        <mrow>
          <mover accent="true">
            <mi>x</mi>
            <mo stretchy="false">~</mo>
          </mover>
          <mo stretchy="false">−</mo>
          <mi>x</mi>
        </mrow>
        <mtext>||</mtext>
      </mrow>
      <mrow>
        <mtext>    ||</mtext>
        <mi>x</mi>
        <mtext>||</mtext>
      </mrow>
    </mfrac>
    <annotation encoding="StarMath 5.0">{"||" tilde x - x"||" } over {"    ||"x"||"} </annotation>
  </semantics>
</math>
</file>

<file path=Object 15/content.xml><?xml version="1.0" encoding="utf-8"?>
<math xmlns="http://www.w3.org/1998/Math/MathML" display="block">
  <semantics>
    <mfrac>
      <mrow>
        <mtext>||</mtext>
        <mrow>
          <mover accent="true">
            <msub>
              <mi>x</mi>
              <mn>1</mn>
            </msub>
            <mo stretchy="false">~</mo>
          </mover>
          <mo stretchy="false">−</mo>
          <mi>x</mi>
        </mrow>
        <mtext>||</mtext>
      </mrow>
      <mrow>
        <mtext>    ||</mtext>
        <mi>x</mi>
        <mtext>||</mtext>
      </mrow>
    </mfrac>
    <annotation encoding="StarMath 5.0">{"||" tilde x_1 - x"||" } over {"    ||"x"||"} </annotation>
  </semantics>
</math>
</file>

<file path=Object 16/content.xml><?xml version="1.0" encoding="utf-8"?>
<math xmlns="http://www.w3.org/1998/Math/MathML" display="block">
  <semantics>
    <mfrac>
      <mrow>
        <mtext>||</mtext>
        <mrow>
          <mover accent="true">
            <msub>
              <mi>x</mi>
              <mn>2</mn>
            </msub>
            <mo stretchy="false">~</mo>
          </mover>
          <mo stretchy="false">−</mo>
          <mi>x</mi>
        </mrow>
        <mtext>||</mtext>
      </mrow>
      <mrow>
        <mtext>    ||</mtext>
        <mi>x</mi>
        <mtext>||</mtext>
      </mrow>
    </mfrac>
    <annotation encoding="StarMath 5.0">{"||" tilde x_2 - x"||" } over {"    ||"x"||"} </annotation>
  </semantics>
</math>
</file>

<file path=Object 17/content.xml><?xml version="1.0" encoding="utf-8"?>
<math xmlns="http://www.w3.org/1998/Math/MathML" display="block">
  <semantics>
    <mfrac>
      <mrow>
        <mtext>||</mtext>
        <mrow>
          <mover accent="true">
            <msub>
              <mi>x</mi>
              <mn>3</mn>
            </msub>
            <mo stretchy="false">~</mo>
          </mover>
          <mo stretchy="false">−</mo>
          <mi>x</mi>
        </mrow>
        <mtext>||</mtext>
      </mrow>
      <mrow>
        <mtext>    ||</mtext>
        <mi>x</mi>
        <mtext>||</mtext>
      </mrow>
    </mfrac>
    <annotation encoding="StarMath 5.0">{"||" tilde x_3 - x"||" } over {"    ||"x"||"} </annotation>
  </semantics>
</math>
</file>

<file path=Object 18/content.xml><?xml version="1.0" encoding="utf-8"?>
<math xmlns="http://www.w3.org/1998/Math/MathML" display="block">
  <semantics>
    <mfrac>
      <mrow>
        <mtext>||</mtext>
        <mrow>
          <mover accent="true">
            <msub>
              <mi>x</mi>
              <mn>4</mn>
            </msub>
            <mo stretchy="false">~</mo>
          </mover>
          <mo stretchy="false">−</mo>
          <mi>x</mi>
        </mrow>
        <mtext>||</mtext>
      </mrow>
      <mrow>
        <mtext>    ||</mtext>
        <mi>x</mi>
        <mtext>||</mtext>
      </mrow>
    </mfrac>
    <annotation encoding="StarMath 5.0">{"||" tilde x_4 - x"||" } over {"    ||"x"||"} </annotation>
  </semantics>
</math>
</file>

<file path=Object 19/content.xml><?xml version="1.0" encoding="utf-8"?>
<math xmlns="http://www.w3.org/1998/Math/MathML" display="block">
  <semantics>
    <mfrac>
      <mrow>
        <mtext>||</mtext>
        <mrow>
          <mover accent="true">
            <msub>
              <mi>x</mi>
              <mn>1</mn>
            </msub>
            <mo stretchy="false">~</mo>
          </mover>
          <mo stretchy="false">−</mo>
          <mi>x</mi>
        </mrow>
        <mtext>||</mtext>
      </mrow>
      <mrow>
        <mtext>    ||</mtext>
        <mi>x</mi>
        <mtext>||</mtext>
      </mrow>
    </mfrac>
    <annotation encoding="StarMath 5.0">{"||" tilde x_1 - x"||" } over {"    ||"x"||"} </annotation>
  </semantics>
</math>
</file>

<file path=Object 2/content.xml><?xml version="1.0" encoding="utf-8"?>
<math xmlns="http://www.w3.org/1998/Math/MathML" display="block">
  <semantics>
    <mrow>
      <msub>
        <mi>y</mi>
        <mi>k</mi>
      </msub>
      <mo stretchy="false">=</mo>
      <mrow>
        <msub>
          <mi>b</mi>
          <mi>k</mi>
        </msub>
        <mo stretchy="false">−</mo>
        <mrow>
          <munderover>
            <mo stretchy="false">∑</mo>
            <mrow>
              <mi>i</mi>
              <mo stretchy="false">=</mo>
              <mn>1</mn>
            </mrow>
            <mi>k</mi>
          </munderover>
          <mrow>
            <mi>L</mi>
            <mrow>
              <mrow>
                <mo fence="true" stretchy="false">[</mo>
                <mrow>
                  <mrow>
                    <mi>k</mi>
                    <mi>,</mi>
                    <mi>i</mi>
                  </mrow>
                </mrow>
                <mo fence="true" stretchy="false">]</mo>
              </mrow>
              <mo stretchy="false">∗</mo>
              <mi>y</mi>
            </mrow>
            <mrow>
              <mo fence="true" stretchy="false">[</mo>
              <mrow>
                <mi>i</mi>
              </mrow>
              <mo fence="true" stretchy="false">]</mo>
            </mrow>
          </mrow>
        </mrow>
      </mrow>
    </mrow>
    <annotation encoding="StarMath 5.0">y_k = b_k -  sum from { { i = 1 } } to { k } { L[k, i] * y[i]}</annotation>
  </semantics>
</math>
</file>

<file path=Object 20/content.xml><?xml version="1.0" encoding="utf-8"?>
<math xmlns="http://www.w3.org/1998/Math/MathML" display="block">
  <semantics>
    <mfrac>
      <mrow>
        <mtext>||</mtext>
        <mrow>
          <mover accent="true">
            <msub>
              <mi>x</mi>
              <mn>2</mn>
            </msub>
            <mo stretchy="false">~</mo>
          </mover>
          <mo stretchy="false">−</mo>
          <mi>x</mi>
        </mrow>
        <mtext>||</mtext>
      </mrow>
      <mrow>
        <mtext>    ||</mtext>
        <mi>x</mi>
        <mtext>||</mtext>
      </mrow>
    </mfrac>
    <annotation encoding="StarMath 5.0">{"||" tilde x_2 - x"||" } over {"    ||"x"||"} </annotation>
  </semantics>
</math>
</file>

<file path=Object 21/content.xml><?xml version="1.0" encoding="utf-8"?>
<math xmlns="http://www.w3.org/1998/Math/MathML" display="block">
  <semantics>
    <mfrac>
      <mrow>
        <mtext>||</mtext>
        <mrow>
          <mover accent="true">
            <msub>
              <mi>x</mi>
              <mn>3</mn>
            </msub>
            <mo stretchy="false">~</mo>
          </mover>
          <mo stretchy="false">−</mo>
          <mi>x</mi>
        </mrow>
        <mtext>||</mtext>
      </mrow>
      <mrow>
        <mtext>    ||</mtext>
        <mi>x</mi>
        <mtext>||</mtext>
      </mrow>
    </mfrac>
    <annotation encoding="StarMath 5.0">{"||" tilde x_3 - x"||" } over {"    ||"x"||"} </annotation>
  </semantics>
</math>
</file>

<file path=Object 22/content.xml><?xml version="1.0" encoding="utf-8"?>
<math xmlns="http://www.w3.org/1998/Math/MathML" display="block">
  <semantics>
    <mfrac>
      <mrow>
        <mtext>||</mtext>
        <mrow>
          <mover accent="true">
            <msub>
              <mi>x</mi>
              <mn>4</mn>
            </msub>
            <mo stretchy="false">~</mo>
          </mover>
          <mo stretchy="false">−</mo>
          <mi>x</mi>
        </mrow>
        <mtext>||</mtext>
      </mrow>
      <mrow>
        <mtext>    ||</mtext>
        <mi>x</mi>
        <mtext>||</mtext>
      </mrow>
    </mfrac>
    <annotation encoding="StarMath 5.0">{"||" tilde x_4 - x"||" } over {"    ||"x"||"} </annotation>
  </semantics>
</math>
</file>

<file path=Object 23/content.xml><?xml version="1.0" encoding="utf-8"?>
<math xmlns="http://www.w3.org/1998/Math/MathML" display="block">
  <semantics>
    <mfrac>
      <mrow>
        <mtext>||</mtext>
        <mrow>
          <mover accent="true">
            <msub>
              <mi>x</mi>
              <mn>1</mn>
            </msub>
            <mo stretchy="false">~</mo>
          </mover>
          <mo stretchy="false">−</mo>
          <mi>x</mi>
        </mrow>
        <mtext>||</mtext>
      </mrow>
      <mrow>
        <mtext>    ||</mtext>
        <mi>x</mi>
        <mtext>||</mtext>
      </mrow>
    </mfrac>
    <annotation encoding="StarMath 5.0">{"||" tilde x_1 - x"||" } over {"    ||"x"||"} </annotation>
  </semantics>
</math>
</file>

<file path=Object 24/content.xml><?xml version="1.0" encoding="utf-8"?>
<math xmlns="http://www.w3.org/1998/Math/MathML" display="block">
  <semantics>
    <mfrac>
      <mrow>
        <mtext>||</mtext>
        <mrow>
          <mover accent="true">
            <msub>
              <mi>x</mi>
              <mn>2</mn>
            </msub>
            <mo stretchy="false">~</mo>
          </mover>
          <mo stretchy="false">−</mo>
          <mi>x</mi>
        </mrow>
        <mtext>||</mtext>
      </mrow>
      <mrow>
        <mtext>    ||</mtext>
        <mi>x</mi>
        <mtext>||</mtext>
      </mrow>
    </mfrac>
    <annotation encoding="StarMath 5.0">{"||" tilde x_2 - x"||" } over {"    ||"x"||"} </annotation>
  </semantics>
</math>
</file>

<file path=Object 25/content.xml><?xml version="1.0" encoding="utf-8"?>
<math xmlns="http://www.w3.org/1998/Math/MathML" display="block">
  <semantics>
    <mfrac>
      <mrow>
        <mtext>||</mtext>
        <mrow>
          <mover accent="true">
            <msub>
              <mi>x</mi>
              <mn>3</mn>
            </msub>
            <mo stretchy="false">~</mo>
          </mover>
          <mo stretchy="false">−</mo>
          <mi>x</mi>
        </mrow>
        <mtext>||</mtext>
      </mrow>
      <mrow>
        <mtext>    ||</mtext>
        <mi>x</mi>
        <mtext>||</mtext>
      </mrow>
    </mfrac>
    <annotation encoding="StarMath 5.0">{"||" tilde x_3 - x"||" } over {"    ||"x"||"} </annotation>
  </semantics>
</math>
</file>

<file path=Object 26/content.xml><?xml version="1.0" encoding="utf-8"?>
<math xmlns="http://www.w3.org/1998/Math/MathML" display="block">
  <semantics>
    <mfrac>
      <mrow>
        <mtext>||</mtext>
        <mrow>
          <mover accent="true">
            <msub>
              <mi>x</mi>
              <mn>4</mn>
            </msub>
            <mo stretchy="false">~</mo>
          </mover>
          <mo stretchy="false">−</mo>
          <mi>x</mi>
        </mrow>
        <mtext>||</mtext>
      </mrow>
      <mrow>
        <mtext>    ||</mtext>
        <mi>x</mi>
        <mtext>||</mtext>
      </mrow>
    </mfrac>
    <annotation encoding="StarMath 5.0">{"||" tilde x_4 - x"||" } over {"    ||"x"||"} </annotation>
  </semantics>
</math>
</file>

<file path=Object 27/content.xml><?xml version="1.0" encoding="utf-8"?>
<math xmlns="http://www.w3.org/1998/Math/MathML" display="block">
  <semantics>
    <mfrac>
      <mrow>
        <mtext>||</mtext>
        <mrow>
          <mover accent="true">
            <msub>
              <mi>x</mi>
              <mn>1</mn>
            </msub>
            <mo stretchy="false">~</mo>
          </mover>
          <mo stretchy="false">−</mo>
          <mi>x</mi>
        </mrow>
        <mtext>||</mtext>
      </mrow>
      <mrow>
        <mtext>    ||</mtext>
        <mi>x</mi>
        <mtext>||</mtext>
      </mrow>
    </mfrac>
    <annotation encoding="StarMath 5.0">{"||" tilde x_1 - x"||" } over {"    ||"x"||"} </annotation>
  </semantics>
</math>
</file>

<file path=Object 28/content.xml><?xml version="1.0" encoding="utf-8"?>
<math xmlns="http://www.w3.org/1998/Math/MathML" display="block">
  <semantics>
    <mfrac>
      <mrow>
        <mtext>||</mtext>
        <mrow>
          <mover accent="true">
            <msub>
              <mi>x</mi>
              <mn>2</mn>
            </msub>
            <mo stretchy="false">~</mo>
          </mover>
          <mo stretchy="false">−</mo>
          <mi>x</mi>
        </mrow>
        <mtext>||</mtext>
      </mrow>
      <mrow>
        <mtext>    ||</mtext>
        <mi>x</mi>
        <mtext>||</mtext>
      </mrow>
    </mfrac>
    <annotation encoding="StarMath 5.0">{"||" tilde x_2 - x"||" } over {"    ||"x"||"} </annotation>
  </semantics>
</math>
</file>

<file path=Object 29/content.xml><?xml version="1.0" encoding="utf-8"?>
<math xmlns="http://www.w3.org/1998/Math/MathML" display="block">
  <semantics>
    <mfrac>
      <mrow>
        <mtext>||</mtext>
        <mrow>
          <mover accent="true">
            <msub>
              <mi>x</mi>
              <mn>3</mn>
            </msub>
            <mo stretchy="false">~</mo>
          </mover>
          <mo stretchy="false">−</mo>
          <mi>x</mi>
        </mrow>
        <mtext>||</mtext>
      </mrow>
      <mrow>
        <mtext>    ||</mtext>
        <mi>x</mi>
        <mtext>||</mtext>
      </mrow>
    </mfrac>
    <annotation encoding="StarMath 5.0">{"||" tilde x_3 - x"||" } over {"    ||"x"||"} </annotation>
  </semantics>
</math>
</file>

<file path=Object 3/content.xml><?xml version="1.0" encoding="utf-8"?>
<math xmlns="http://www.w3.org/1998/Math/MathML" display="block">
  <semantics>
    <mrow>
      <msub>
        <mi>b</mi>
        <mi>k</mi>
      </msub>
      <mo stretchy="false">−</mo>
      <mrow>
        <munderover>
          <mo stretchy="false">∑</mo>
          <mrow>
            <mi>i</mi>
            <mo stretchy="false">=</mo>
            <mn>1</mn>
          </mrow>
          <mi>k</mi>
        </munderover>
        <mrow>
          <mi>L</mi>
          <mrow>
            <mrow>
              <mo fence="true" stretchy="false">[</mo>
              <mrow>
                <mrow>
                  <mi>k</mi>
                  <mi>,</mi>
                  <mi>i</mi>
                </mrow>
              </mrow>
              <mo fence="true" stretchy="false">]</mo>
            </mrow>
            <mo stretchy="false">∗</mo>
            <mi>y</mi>
          </mrow>
          <mrow>
            <mo fence="true" stretchy="false">[</mo>
            <mrow>
              <mi>i</mi>
            </mrow>
            <mo fence="true" stretchy="false">]</mo>
          </mrow>
        </mrow>
      </mrow>
    </mrow>
    <annotation encoding="StarMath 5.0">b_k -  sum from { { i = 1 } } to { k } { L[k, i] * y[i]}</annotation>
  </semantics>
</math>
</file>

<file path=Object 30/content.xml><?xml version="1.0" encoding="utf-8"?>
<math xmlns="http://www.w3.org/1998/Math/MathML" display="block">
  <semantics>
    <mfrac>
      <mrow>
        <mtext>||</mtext>
        <mrow>
          <mover accent="true">
            <msub>
              <mi>x</mi>
              <mn>4</mn>
            </msub>
            <mo stretchy="false">~</mo>
          </mover>
          <mo stretchy="false">−</mo>
          <mi>x</mi>
        </mrow>
        <mtext>||</mtext>
      </mrow>
      <mrow>
        <mtext>    ||</mtext>
        <mi>x</mi>
        <mtext>||</mtext>
      </mrow>
    </mfrac>
    <annotation encoding="StarMath 5.0">{"||" tilde x_4 - x"||" } over {"    ||"x"||"} </annotation>
  </semantics>
</math>
</file>

<file path=Object 4/content.xml><?xml version="1.0" encoding="utf-8"?>
<math xmlns="http://www.w3.org/1998/Math/MathML" display="block">
  <semantics>
    <mrow>
      <msub>
        <mi>x</mi>
        <mi>k</mi>
      </msub>
      <mo stretchy="false">=</mo>
      <mfrac>
        <mrow>
          <msub>
            <mi>y</mi>
            <mi>k</mi>
          </msub>
          <mo stretchy="false">−</mo>
          <mrow>
            <munderover>
              <mo stretchy="false">∑</mo>
              <mrow>
                <mi>i</mi>
                <mo stretchy="false">=</mo>
                <mrow>
                  <mi>k</mi>
                  <mo stretchy="false">+</mo>
                  <mn>1</mn>
                </mrow>
              </mrow>
              <mi>n</mi>
            </munderover>
            <mrow>
              <mi>U</mi>
              <mrow>
                <mrow>
                  <mo fence="true" stretchy="false">[</mo>
                  <mrow>
                    <mrow>
                      <mi>k</mi>
                      <mi>,</mi>
                      <mi>i</mi>
                    </mrow>
                  </mrow>
                  <mo fence="true" stretchy="false">]</mo>
                </mrow>
                <mo stretchy="false">∗</mo>
                <mi>y</mi>
              </mrow>
              <mrow>
                <mo fence="true" stretchy="false">[</mo>
                <mrow>
                  <mi>i</mi>
                </mrow>
                <mo fence="true" stretchy="false">]</mo>
              </mrow>
            </mrow>
          </mrow>
        </mrow>
        <mrow>
          <mi>U</mi>
          <mrow>
            <mo fence="true" stretchy="false">[</mo>
            <mrow>
              <mrow>
                <mi>k</mi>
                <mi>,</mi>
                <mi>k</mi>
              </mrow>
            </mrow>
            <mo fence="true" stretchy="false">]</mo>
          </mrow>
        </mrow>
      </mfrac>
    </mrow>
    <annotation encoding="StarMath 5.0">x_k = {y_k -  sum from { { i = k+1 } } to { n } { U[k, i] * y[i]}} over { U[k,k] }</annotation>
  </semantics>
</math>
</file>

<file path=Object 5/content.xml><?xml version="1.0" encoding="utf-8"?>
<math xmlns="http://www.w3.org/1998/Math/MathML" display="block">
  <semantics>
    <mrow>
      <msub>
        <mi>y</mi>
        <mi>k</mi>
      </msub>
      <mo stretchy="false">−</mo>
      <mrow>
        <munderover>
          <mo stretchy="false">∑</mo>
          <mrow>
            <mi>i</mi>
            <mo stretchy="false">=</mo>
            <mrow>
              <mi>k</mi>
              <mo stretchy="false">+</mo>
              <mn>1</mn>
            </mrow>
          </mrow>
          <mi>n</mi>
        </munderover>
        <mrow>
          <mi>U</mi>
          <mrow>
            <mrow>
              <mo fence="true" stretchy="false">[</mo>
              <mrow>
                <mrow>
                  <mi>k</mi>
                  <mi>,</mi>
                  <mi>i</mi>
                </mrow>
              </mrow>
              <mo fence="true" stretchy="false">]</mo>
            </mrow>
            <mo stretchy="false">∗</mo>
            <mi>y</mi>
          </mrow>
          <mrow>
            <mo fence="true" stretchy="false">[</mo>
            <mrow>
              <mi>i</mi>
            </mrow>
            <mo fence="true" stretchy="false">]</mo>
          </mrow>
        </mrow>
      </mrow>
    </mrow>
    <annotation encoding="StarMath 5.0">y_k -  sum from { { i = k+1 } } to { n } { U[k, i] * y[i]}</annotation>
  </semantics>
</math>
</file>

<file path=Object 6/content.xml><?xml version="1.0" encoding="utf-8"?>
<math xmlns="http://www.w3.org/1998/Math/MathML" display="block">
  <semantics>
    <mfrac>
      <mrow>
        <mtext>||</mtext>
        <mrow>
          <mover accent="true">
            <mi>x</mi>
            <mo stretchy="false">~</mo>
          </mover>
          <mo stretchy="false">−</mo>
          <mi>x</mi>
        </mrow>
        <mtext>||</mtext>
      </mrow>
      <mrow>
        <mtext>    ||</mtext>
        <mi>x</mi>
        <mtext>||</mtext>
      </mrow>
    </mfrac>
    <annotation encoding="StarMath 5.0">{"||" tilde x - x"||" } over {"    ||"x"||"} </annotation>
  </semantics>
</math>
</file>

<file path=Object 7/content.xml><?xml version="1.0" encoding="utf-8"?>
<math xmlns="http://www.w3.org/1998/Math/MathML" display="block">
  <semantics>
    <mrow>
      <mfrac>
        <mrow>
          <mtext>||</mtext>
          <mrow>
            <mover accent="true">
              <mi>x</mi>
              <mo stretchy="false">~</mo>
            </mover>
            <mo stretchy="false">−</mo>
            <mi>x</mi>
          </mrow>
          <mtext>||</mtext>
        </mrow>
        <mrow>
          <mtext>    ||</mtext>
          <mi>x</mi>
          <mtext>||</mtext>
        </mrow>
      </mfrac>
      <mrow>
        <mtext> </mtext>
        <mo stretchy="false">=</mo>
        <mn>0</mn>
      </mrow>
    </mrow>
    <annotation encoding="StarMath 5.0">{"||" tilde x - x"||" } over {"    ||"x"||"} " "= 0</annotation>
  </semantics>
</math>
</file>

<file path=Object 8/content.xml><?xml version="1.0" encoding="utf-8"?>
<math xmlns="http://www.w3.org/1998/Math/MathML" display="block">
  <semantics>
    <mrow>
      <mfrac>
        <mrow>
          <mtext>||</mtext>
          <mrow>
            <mover accent="true">
              <msub>
                <mi>x</mi>
                <mn>1</mn>
              </msub>
              <mo stretchy="false">~</mo>
            </mover>
            <mo stretchy="false">−</mo>
            <mi>x</mi>
          </mrow>
          <mtext>||</mtext>
        </mrow>
        <mrow>
          <mtext>    ||</mtext>
          <mi>x</mi>
          <mtext>||</mtext>
        </mrow>
      </mfrac>
      <mrow>
        <mtext> </mtext>
        <mo stretchy="false">=</mo>
        <mi mathvariant="italic">NaN</mi>
      </mrow>
    </mrow>
    <annotation encoding="StarMath 5.0">{"||" tilde x_1 - x"||" } over {"    ||"x"||"} " "= NaN </annotation>
  </semantics>
</math>
</file>

<file path=Object 9/content.xml><?xml version="1.0" encoding="utf-8"?>
<math xmlns="http://www.w3.org/1998/Math/MathML" display="block">
  <semantics>
    <mrow>
      <mfrac>
        <mrow>
          <mtext>||</mtext>
          <mrow>
            <mover accent="true">
              <msub>
                <mi>x</mi>
                <mn>2</mn>
              </msub>
              <mo stretchy="false">~</mo>
            </mover>
            <mo stretchy="false">−</mo>
            <mi>x</mi>
          </mrow>
          <mtext>||</mtext>
        </mrow>
        <mrow>
          <mtext>    ||</mtext>
          <mi>x</mi>
          <mtext>||</mtext>
        </mrow>
      </mfrac>
      <mrow>
        <mtext> </mtext>
        <mo stretchy="false">=</mo>
        <mtext> </mtext>
      </mrow>
      <mn>0</mn>
    </mrow>
    <annotation encoding="StarMath 5.0">{"||" tilde x_2 - x"||" } over {"    ||"x"||"} " "= " "0</annotation>
  </semantics>
</math>
</file>